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Helvetica" svg:font-family="Helvetica, 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36in" style:rel-column-width="3658*"/>
    </style:style>
    <style:style style:name="Table1.B" style:family="table-column">
      <style:table-column-properties style:column-width="1.6528in" style:rel-column-width="16183*"/>
    </style:style>
    <style:style style:name="Table1.C" style:family="table-column">
      <style:table-column-properties style:column-width="3.016in" style:rel-column-width="29530*"/>
    </style:style>
    <style:style style:name="Table1.D" style:family="table-column">
      <style:table-column-properties style:column-width="1.009in" style:rel-column-width="9879*"/>
    </style:style>
    <style:style style:name="Table1.E" style:family="table-column">
      <style:table-column-properties style:column-width="0.6417in" style:rel-column-width="62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861in"/>
    </style:style>
    <style:style style:name="Table1.11" style:family="table-row">
      <style:table-row-properties style:min-row-height="0.4507in"/>
    </style:style>
    <style:style style:name="Table1.17" style:family="table-row">
      <style:table-row-properties style:min-row-height="0.3556in"/>
    </style:style>
    <style:style style:name="P1" style:family="paragraph" style:parent-style-name="Text_20_body">
      <style:text-properties officeooo:rsid="001ab22e" officeooo:paragraph-rsid="001ab22e"/>
    </style:style>
    <style:style style:name="P2" style:family="paragraph" style:parent-style-name="Text_20_body">
      <style:text-properties officeooo:rsid="001c6972" officeooo:paragraph-rsid="001c6972"/>
    </style:style>
    <style:style style:name="P3" style:family="paragraph" style:parent-style-name="Text_20_body">
      <style:text-properties officeooo:rsid="00245e3e" officeooo:paragraph-rsid="00245e3e"/>
    </style:style>
    <style:style style:name="P4" style:family="paragraph" style:parent-style-name="Text_20_body">
      <style:text-properties officeooo:rsid="00600716" officeooo:paragraph-rsid="00600716"/>
    </style:style>
    <style:style style:name="P5" style:family="paragraph" style:parent-style-name="Text_20_body">
      <style:text-properties fo:font-weight="bold" officeooo:rsid="0064ef04" officeooo:paragraph-rsid="0064ef04" style:font-weight-asian="bold" style:font-weight-complex="bold"/>
    </style:style>
    <style:style style:name="P6" style:family="paragraph" style:parent-style-name="Text_20_body">
      <style:text-properties fo:font-weight="bold" officeooo:rsid="00727a96" officeooo:paragraph-rsid="00727a96" style:font-weight-asian="bold" style:font-weight-complex="bold"/>
    </style:style>
    <style:style style:name="P7" style:family="paragraph" style:parent-style-name="Text_20_body">
      <style:text-properties fo:font-weight="bold" officeooo:rsid="00798577" officeooo:paragraph-rsid="00798577" style:font-weight-asian="bold" style:font-weight-complex="bold"/>
    </style:style>
    <style:style style:name="P8" style:family="paragraph" style:parent-style-name="Text_20_body">
      <style:text-properties fo:font-weight="bold" officeooo:rsid="007c285c" officeooo:paragraph-rsid="007c285c" style:font-weight-asian="bold" style:font-weight-complex="bold"/>
    </style:style>
    <style:style style:name="P9" style:family="paragraph" style:parent-style-name="Text_20_body">
      <style:text-properties fo:font-weight="bold" officeooo:rsid="007ddcb3" officeooo:paragraph-rsid="007ddcb3" style:font-weight-asian="bold" style:font-weight-complex="bold"/>
    </style:style>
    <style:style style:name="P10" style:family="paragraph" style:parent-style-name="Text_20_body">
      <style:text-properties fo:font-weight="bold" officeooo:rsid="00670f39" officeooo:paragraph-rsid="00670f39" style:font-weight-asian="bold" style:font-weight-complex="bold"/>
    </style:style>
    <style:style style:name="P11" style:family="paragraph" style:parent-style-name="Text_20_body">
      <style:text-properties officeooo:rsid="0065a6fd" officeooo:paragraph-rsid="0065a6fd"/>
    </style:style>
    <style:style style:name="P12" style:family="paragraph" style:parent-style-name="Text_20_body">
      <style:text-properties officeooo:rsid="00670f39" officeooo:paragraph-rsid="00670f39"/>
    </style:style>
    <style:style style:name="P13" style:family="paragraph" style:parent-style-name="Text_20_body">
      <style:text-properties officeooo:rsid="009a05bf" officeooo:paragraph-rsid="009a05bf"/>
    </style:style>
    <style:style style:name="P14" style:family="paragraph" style:parent-style-name="Text_20_body">
      <style:text-properties officeooo:paragraph-rsid="00a00fad"/>
    </style:style>
    <style:style style:name="P15" style:family="paragraph" style:parent-style-name="Text_20_body">
      <style:text-properties officeooo:rsid="00abbc52" officeooo:paragraph-rsid="00abbc52"/>
    </style:style>
    <style:style style:name="P16" style:family="paragraph" style:parent-style-name="Text_20_body">
      <style:text-properties officeooo:paragraph-rsid="00b62a26"/>
    </style:style>
    <style:style style:name="P17" style:family="paragraph" style:parent-style-name="Text_20_body">
      <style:text-properties officeooo:rsid="00b7be2b" officeooo:paragraph-rsid="00b7be2b"/>
    </style:style>
    <style:style style:name="P18" style:family="paragraph" style:parent-style-name="Text_20_body">
      <style:text-properties officeooo:rsid="00d1e57f" officeooo:paragraph-rsid="00d1e57f"/>
    </style:style>
    <style:style style:name="P19" style:family="paragraph" style:parent-style-name="Text_20_body">
      <style:text-properties officeooo:rsid="00d69b9f" officeooo:paragraph-rsid="00d69b9f"/>
    </style:style>
    <style:style style:name="P20" style:family="paragraph" style:parent-style-name="Text_20_body">
      <style:text-properties officeooo:rsid="00d88e2e" officeooo:paragraph-rsid="00d88e2e"/>
    </style:style>
    <style:style style:name="P21" style:family="paragraph" style:parent-style-name="Text_20_body">
      <style:text-properties fo:font-weight="normal" officeooo:rsid="00ffda58" officeooo:paragraph-rsid="00ffda58" style:font-weight-asian="normal" style:font-weight-complex="normal"/>
    </style:style>
    <style:style style:name="P22" style:family="paragraph" style:parent-style-name="Text_20_body">
      <style:text-properties officeooo:rsid="00ef42b7" officeooo:paragraph-rsid="001de0d3"/>
    </style:style>
    <style:style style:name="P23" style:family="paragraph" style:parent-style-name="Text_20_body">
      <style:text-properties officeooo:rsid="00efbe7a" officeooo:paragraph-rsid="00efbe7a"/>
    </style:style>
    <style:style style:name="P24" style:family="paragraph" style:parent-style-name="Text_20_body">
      <style:text-properties officeooo:rsid="00f9a4f8" officeooo:paragraph-rsid="00fabdcb"/>
    </style:style>
    <style:style style:name="P25" style:family="paragraph" style:parent-style-name="Text_20_body">
      <style:text-properties officeooo:paragraph-rsid="01040c2a"/>
    </style:style>
    <style:style style:name="P26" style:family="paragraph" style:parent-style-name="Text_20_body">
      <style:text-properties officeooo:rsid="0105f835" officeooo:paragraph-rsid="010bd925"/>
    </style:style>
    <style:style style:name="P27" style:family="paragraph" style:parent-style-name="Text_20_body">
      <style:text-properties officeooo:rsid="010ca87a" officeooo:paragraph-rsid="010ca87a"/>
    </style:style>
    <style:style style:name="P28" style:family="paragraph" style:parent-style-name="Text_20_body">
      <style:text-properties officeooo:rsid="0119078a" officeooo:paragraph-rsid="0119078a"/>
    </style:style>
    <style:style style:name="P29" style:family="paragraph" style:parent-style-name="Text_20_body">
      <style:text-properties officeooo:rsid="011aeb79" officeooo:paragraph-rsid="011aeb79"/>
    </style:style>
    <style:style style:name="P30" style:family="paragraph" style:parent-style-name="Text_20_body">
      <style:text-properties officeooo:rsid="011d32b1" officeooo:paragraph-rsid="011d32b1"/>
    </style:style>
    <style:style style:name="P31" style:family="paragraph" style:parent-style-name="Text_20_body">
      <style:paragraph-properties fo:text-align="justify" style:justify-single-word="false"/>
      <style:text-properties officeooo:rsid="011d32b1" officeooo:paragraph-rsid="011d32b1"/>
    </style:style>
    <style:style style:name="P32" style:family="paragraph" style:parent-style-name="Text_20_body">
      <style:text-properties fo:font-style="italic" officeooo:rsid="013477e8" officeooo:paragraph-rsid="013477e8" style:font-style-asian="italic" style:font-style-complex="italic"/>
    </style:style>
    <style:style style:name="P33" style:family="paragraph" style:parent-style-name="Text_20_body">
      <style:text-properties fo:font-style="italic" officeooo:rsid="0135cb7c" officeooo:paragraph-rsid="0135cb7c" style:font-style-asian="italic" style:font-style-complex="italic"/>
    </style:style>
    <style:style style:name="P34" style:family="paragraph" style:parent-style-name="Text_20_body">
      <style:text-properties officeooo:rsid="01255d1d" officeooo:paragraph-rsid="01255d1d"/>
    </style:style>
    <style:style style:name="P35" style:family="paragraph" style:parent-style-name="Text_20_body">
      <style:text-properties officeooo:rsid="012578af" officeooo:paragraph-rsid="012578af"/>
    </style:style>
    <style:style style:name="P36" style:family="paragraph" style:parent-style-name="Text_20_body">
      <style:text-properties officeooo:rsid="012941ea" officeooo:paragraph-rsid="012941ea"/>
    </style:style>
    <style:style style:name="P37" style:family="paragraph" style:parent-style-name="Text_20_body">
      <style:text-properties officeooo:rsid="012e7ce9" officeooo:paragraph-rsid="012e7ce9"/>
    </style:style>
    <style:style style:name="P38" style:family="paragraph" style:parent-style-name="Table_20_Contents">
      <style:text-properties fo:font-weight="bold" officeooo:rsid="001de0d3" officeooo:paragraph-rsid="001de0d3" style:font-weight-asian="bold" style:font-weight-complex="bold"/>
    </style:style>
    <style:style style:name="P39" style:family="paragraph" style:parent-style-name="Table_20_Contents">
      <style:text-properties fo:font-weight="bold" officeooo:rsid="0021a570" officeooo:paragraph-rsid="0021a570" style:font-weight-asian="bold" style:font-weight-complex="bold"/>
    </style:style>
    <style:style style:name="P40" style:family="paragraph" style:parent-style-name="Table_20_Contents">
      <style:text-properties officeooo:rsid="001de0d3" officeooo:paragraph-rsid="001de0d3"/>
    </style:style>
    <style:style style:name="P41" style:family="paragraph" style:parent-style-name="Table_20_Contents">
      <style:text-properties officeooo:rsid="001fb337" officeooo:paragraph-rsid="001fb337"/>
    </style:style>
    <style:style style:name="P42" style:family="paragraph" style:parent-style-name="Table_20_Contents">
      <style:text-properties officeooo:rsid="0021a570" officeooo:paragraph-rsid="0021a570"/>
    </style:style>
    <style:style style:name="P43" style:family="paragraph" style:parent-style-name="Table_20_Contents">
      <style:text-properties fo:font-style="italic" officeooo:rsid="0021a570" officeooo:paragraph-rsid="0021a570" style:font-style-asian="italic" style:font-style-complex="italic"/>
    </style:style>
    <style:style style:name="P44" style:family="paragraph" style:parent-style-name="Table_20_Contents">
      <style:text-properties officeooo:rsid="00228474" officeooo:paragraph-rsid="00228474"/>
    </style:style>
    <style:style style:name="P45" style:family="paragraph" style:parent-style-name="Table_20_Contents">
      <style:text-properties officeooo:rsid="0022f3af" officeooo:paragraph-rsid="0022f3af"/>
    </style:style>
    <style:style style:name="P46" style:family="paragraph" style:parent-style-name="Table_20_Contents">
      <style:text-properties officeooo:rsid="0023272e" officeooo:paragraph-rsid="0023272e"/>
    </style:style>
    <style:style style:name="P47" style:family="paragraph" style:parent-style-name="Table_20_Contents">
      <style:text-properties fo:font-weight="normal" officeooo:rsid="00245e3e" officeooo:paragraph-rsid="00245e3e" style:font-weight-asian="normal" style:font-weight-complex="normal"/>
    </style:style>
    <style:style style:name="P48" style:family="paragraph" style:parent-style-name="Table_20_Contents">
      <style:text-properties officeooo:rsid="00245e3e" officeooo:paragraph-rsid="00245e3e"/>
    </style:style>
    <style:style style:name="P49" style:family="paragraph" style:parent-style-name="Table_20_Contents">
      <style:text-properties officeooo:rsid="005514ea" officeooo:paragraph-rsid="005514ea"/>
    </style:style>
    <style:style style:name="P50" style:family="paragraph" style:parent-style-name="Table_20_Contents">
      <style:text-properties officeooo:rsid="00557474" officeooo:paragraph-rsid="00557474"/>
    </style:style>
    <style:style style:name="P51" style:family="paragraph" style:parent-style-name="Table_20_Contents">
      <style:text-properties officeooo:rsid="0056e64b" officeooo:paragraph-rsid="0056e64b"/>
    </style:style>
    <style:style style:name="P52" style:family="paragraph" style:parent-style-name="Table_20_Contents">
      <style:text-properties officeooo:rsid="005e6709" officeooo:paragraph-rsid="005e6709"/>
    </style:style>
    <style:style style:name="P53" style:family="paragraph" style:parent-style-name="Table_20_Contents">
      <style:text-properties officeooo:rsid="00a91cf3" officeooo:paragraph-rsid="00a91cf3"/>
    </style:style>
    <style:style style:name="P54" style:family="paragraph" style:parent-style-name="Table_20_Contents">
      <style:text-properties officeooo:rsid="00b071d6" officeooo:paragraph-rsid="00b071d6"/>
    </style:style>
    <style:style style:name="P55" style:family="paragraph" style:parent-style-name="Table_20_Contents">
      <style:text-properties officeooo:rsid="00b0fdd1" officeooo:paragraph-rsid="00b0fdd1"/>
    </style:style>
    <style:style style:name="P56" style:family="paragraph" style:parent-style-name="Table_20_Contents">
      <style:text-properties officeooo:rsid="00b29cb1" officeooo:paragraph-rsid="00b29cb1"/>
    </style:style>
    <style:style style:name="P57" style:family="paragraph" style:parent-style-name="Table_20_Contents">
      <style:text-properties officeooo:rsid="00b5d2e9" officeooo:paragraph-rsid="00b5d2e9"/>
    </style:style>
    <style:style style:name="P58" style:family="paragraph" style:parent-style-name="Table_20_Contents">
      <style:text-properties officeooo:rsid="00ea7bc3" officeooo:paragraph-rsid="00ea7bc3"/>
    </style:style>
    <style:style style:name="P59" style:family="paragraph" style:parent-style-name="Table_20_Contents">
      <style:text-properties officeooo:rsid="00efbe7a" officeooo:paragraph-rsid="00efbe7a"/>
    </style:style>
    <style:style style:name="P60" style:family="paragraph" style:parent-style-name="Table_20_Contents">
      <style:text-properties officeooo:rsid="00f0f773" officeooo:paragraph-rsid="00f0f773"/>
    </style:style>
    <style:style style:name="P61" style:family="paragraph" style:parent-style-name="Table_20_Contents">
      <style:text-properties officeooo:rsid="00f290a1" officeooo:paragraph-rsid="00f290a1"/>
    </style:style>
    <style:style style:name="P62" style:family="paragraph" style:parent-style-name="Table_20_Contents">
      <style:text-properties officeooo:rsid="00f41461" officeooo:paragraph-rsid="00f41461"/>
    </style:style>
    <style:style style:name="P63" style:family="paragraph" style:parent-style-name="Table_20_Contents">
      <style:text-properties officeooo:rsid="00f552cf" officeooo:paragraph-rsid="00f552cf"/>
    </style:style>
    <style:style style:name="P64" style:family="paragraph" style:parent-style-name="Table_20_Contents">
      <style:text-properties officeooo:rsid="00f67138" officeooo:paragraph-rsid="00f67138"/>
    </style:style>
    <style:style style:name="P65" style:family="paragraph" style:parent-style-name="Table_20_Contents">
      <style:text-properties officeooo:rsid="00f6fc31" officeooo:paragraph-rsid="00f6fc31"/>
    </style:style>
    <style:style style:name="P66" style:family="paragraph" style:parent-style-name="Table_20_Contents">
      <style:text-properties officeooo:rsid="00ffda58" officeooo:paragraph-rsid="00ffda58"/>
    </style:style>
    <style:style style:name="P67" style:family="paragraph" style:parent-style-name="Text_20_body" style:list-style-name="L1">
      <style:text-properties officeooo:rsid="001ab22e" officeooo:paragraph-rsid="001ab22e"/>
    </style:style>
    <style:style style:name="P68" style:family="paragraph" style:parent-style-name="Text_20_body" style:list-style-name="L1">
      <style:text-properties officeooo:rsid="005d36b1" officeooo:paragraph-rsid="005d36b1"/>
    </style:style>
    <style:style style:name="P69" style:family="paragraph" style:parent-style-name="Text_20_body" style:list-style-name="L2">
      <style:text-properties officeooo:rsid="001c6972" officeooo:paragraph-rsid="001c6972"/>
    </style:style>
    <style:style style:name="P70" style:family="paragraph" style:parent-style-name="Text_20_body" style:list-style-name="L2">
      <style:text-properties officeooo:rsid="004fe94b" officeooo:paragraph-rsid="004fe94b"/>
    </style:style>
    <style:style style:name="P71" style:family="paragraph" style:parent-style-name="Text_20_body" style:list-style-name="L2">
      <style:text-properties officeooo:rsid="004fe94b" officeooo:paragraph-rsid="0063cfce"/>
    </style:style>
    <style:style style:name="P72" style:family="paragraph" style:parent-style-name="Text_20_body" style:list-style-name="L2">
      <style:text-properties officeooo:rsid="0063cfce" officeooo:paragraph-rsid="0063cfce"/>
    </style:style>
    <style:style style:name="P73" style:family="paragraph" style:parent-style-name="Text_20_body" style:list-style-name="L3">
      <style:text-properties officeooo:rsid="00600716" officeooo:paragraph-rsid="00600716"/>
    </style:style>
    <style:style style:name="P74" style:family="paragraph" style:parent-style-name="Text_20_body" style:list-style-name="L3">
      <style:text-properties officeooo:rsid="00640a5f" officeooo:paragraph-rsid="00640a5f"/>
    </style:style>
    <style:style style:name="P75" style:family="paragraph" style:parent-style-name="Text_20_body" style:list-style-name="L3">
      <style:text-properties officeooo:rsid="00a9c66c" officeooo:paragraph-rsid="00a9c66c"/>
    </style:style>
    <style:style style:name="P76" style:family="paragraph" style:parent-style-name="Text_20_body" style:list-style-name="L3">
      <style:text-properties officeooo:rsid="010e7e5f" officeooo:paragraph-rsid="010e7e5f"/>
    </style:style>
    <style:style style:name="P77" style:family="paragraph" style:parent-style-name="Text_20_body" style:list-style-name="L4">
      <style:text-properties officeooo:rsid="0105f835" officeooo:paragraph-rsid="010bd925"/>
    </style:style>
    <style:style style:name="P78" style:family="paragraph" style:parent-style-name="Text_20_body" style:list-style-name="L4">
      <style:text-properties officeooo:rsid="0105f835" officeooo:paragraph-rsid="0105f835"/>
    </style:style>
    <style:style style:name="P79" style:family="paragraph" style:parent-style-name="Text_20_body">
      <style:text-properties officeooo:rsid="01040c2a" officeooo:paragraph-rsid="01040c2a"/>
    </style:style>
    <style:style style:name="P80" style:family="paragraph" style:parent-style-name="Text_20_body">
      <style:text-properties fo:font-weight="normal" officeooo:rsid="01130d05" officeooo:paragraph-rsid="01130d05" style:font-weight-asian="normal" style:font-weight-complex="normal"/>
    </style:style>
    <style:style style:name="P81" style:family="paragraph" style:parent-style-name="Text_20_body">
      <style:text-properties fo:font-weight="normal" officeooo:rsid="012578af" officeooo:paragraph-rsid="012578af" style:font-weight-asian="normal" style:font-weight-complex="normal"/>
    </style:style>
    <style:style style:name="P82" style:family="paragraph" style:parent-style-name="Text_20_body" style:list-style-name="L15">
      <style:text-properties fo:font-weight="normal" officeooo:rsid="00727a96" officeooo:paragraph-rsid="00727a96" style:font-weight-asian="normal" style:font-weight-complex="normal"/>
    </style:style>
    <style:style style:name="P83" style:family="paragraph" style:parent-style-name="Text_20_body" style:list-style-name="L18">
      <style:text-properties fo:font-weight="normal" officeooo:rsid="00727a96" officeooo:paragraph-rsid="00727a96" style:font-weight-asian="normal" style:font-weight-complex="normal"/>
    </style:style>
    <style:style style:name="P84" style:family="paragraph" style:parent-style-name="Text_20_body" style:list-style-name="L16">
      <style:text-properties fo:font-weight="normal" officeooo:rsid="00798577" officeooo:paragraph-rsid="00798577" style:font-weight-asian="normal" style:font-weight-complex="normal"/>
    </style:style>
    <style:style style:name="P85" style:family="paragraph" style:parent-style-name="Text_20_body" style:list-style-name="L16">
      <style:text-properties fo:font-weight="normal" officeooo:rsid="00845d4f" officeooo:paragraph-rsid="00845d4f" style:font-weight-asian="normal" style:font-weight-complex="normal"/>
    </style:style>
    <style:style style:name="P86" style:family="paragraph" style:parent-style-name="Text_20_body" style:list-style-name="L18">
      <style:text-properties fo:font-weight="normal" officeooo:rsid="0064ef04" officeooo:paragraph-rsid="00727a96" style:font-weight-asian="normal" style:font-weight-complex="normal"/>
    </style:style>
    <style:style style:name="P87" style:family="paragraph" style:parent-style-name="Text_20_body" style:list-style-name="L19">
      <style:text-properties fo:font-weight="normal" officeooo:rsid="007ddcb3" officeooo:paragraph-rsid="007ddcb3" style:font-weight-asian="normal" style:font-weight-complex="normal"/>
    </style:style>
    <style:style style:name="P88" style:family="paragraph" style:parent-style-name="Text_20_body">
      <style:text-properties fo:font-weight="normal" officeooo:rsid="01579782" officeooo:paragraph-rsid="01579782" style:font-weight-asian="normal" style:font-weight-complex="normal"/>
    </style:style>
    <style:style style:name="P89" style:family="paragraph" style:parent-style-name="Text_20_body">
      <style:text-properties fo:font-weight="normal" officeooo:rsid="0158c5cd" officeooo:paragraph-rsid="015a9f54" style:font-weight-asian="normal" style:font-weight-complex="normal"/>
    </style:style>
    <style:style style:name="P90" style:family="paragraph" style:parent-style-name="Text_20_body">
      <style:text-properties fo:font-weight="normal" officeooo:rsid="015b6037" officeooo:paragraph-rsid="015b6037" style:font-weight-asian="normal" style:font-weight-complex="normal"/>
    </style:style>
    <style:style style:name="P91" style:family="paragraph" style:parent-style-name="Text_20_body">
      <style:text-properties fo:font-weight="normal" officeooo:rsid="015dd403" officeooo:paragraph-rsid="015dd403" style:font-weight-asian="normal" style:font-weight-complex="normal"/>
    </style:style>
    <style:style style:name="P92" style:family="paragraph" style:parent-style-name="Text_20_body">
      <style:text-properties fo:font-weight="normal" officeooo:rsid="0160b94a" officeooo:paragraph-rsid="0160b94a" style:font-weight-asian="normal" style:font-weight-complex="normal"/>
    </style:style>
    <style:style style:name="P93" style:family="paragraph" style:parent-style-name="Text_20_body" style:list-style-name="L5">
      <style:text-properties officeooo:rsid="00abbc52" officeooo:paragraph-rsid="01025bca"/>
    </style:style>
    <style:style style:name="P94" style:family="paragraph" style:parent-style-name="Text_20_body" style:list-style-name="L5">
      <style:text-properties officeooo:rsid="00abbc52" officeooo:paragraph-rsid="00c427be"/>
    </style:style>
    <style:style style:name="P95" style:family="paragraph" style:parent-style-name="Text_20_body" style:list-style-name="L6">
      <style:text-properties officeooo:rsid="011aeb79" officeooo:paragraph-rsid="011aeb79"/>
    </style:style>
    <style:style style:name="P96" style:family="paragraph" style:parent-style-name="Text_20_body" style:list-style-name="L6">
      <style:text-properties officeooo:rsid="011aeb79" officeooo:paragraph-rsid="011b48c3"/>
    </style:style>
    <style:style style:name="P97" style:family="paragraph" style:parent-style-name="Text_20_body" style:list-style-name="L7">
      <style:text-properties officeooo:rsid="00245e3e" officeooo:paragraph-rsid="00245e3e"/>
    </style:style>
    <style:style style:name="P98" style:family="paragraph" style:parent-style-name="Text_20_body" style:list-style-name="L8">
      <style:text-properties officeooo:rsid="00245e3e" officeooo:paragraph-rsid="00245e3e"/>
    </style:style>
    <style:style style:name="P99" style:family="paragraph" style:parent-style-name="Text_20_body" style:list-style-name="L7">
      <style:text-properties officeooo:rsid="00590782" officeooo:paragraph-rsid="00590782"/>
    </style:style>
    <style:style style:name="P100" style:family="paragraph" style:parent-style-name="Text_20_body" style:list-style-name="L9">
      <style:text-properties officeooo:rsid="004fd203" officeooo:paragraph-rsid="004fd203"/>
    </style:style>
    <style:style style:name="P101" style:family="paragraph" style:parent-style-name="Text_20_body" style:list-style-name="L10">
      <style:text-properties officeooo:paragraph-rsid="003c011d"/>
    </style:style>
    <style:style style:name="P102" style:family="paragraph" style:parent-style-name="Text_20_body" style:list-style-name="L10">
      <style:text-properties officeooo:rsid="0028835b" officeooo:paragraph-rsid="0028835b"/>
    </style:style>
    <style:style style:name="P103" style:family="paragraph" style:parent-style-name="Text_20_body" style:list-style-name="L10">
      <style:text-properties officeooo:rsid="002b1454" officeooo:paragraph-rsid="002b1454"/>
    </style:style>
    <style:style style:name="P104" style:family="paragraph" style:parent-style-name="Text_20_body" style:list-style-name="L10">
      <style:text-properties officeooo:rsid="0028f728" officeooo:paragraph-rsid="0028f728"/>
    </style:style>
    <style:style style:name="P105" style:family="paragraph" style:parent-style-name="Text_20_body" style:list-style-name="L10">
      <style:text-properties officeooo:rsid="002f847c" officeooo:paragraph-rsid="002f847c"/>
    </style:style>
    <style:style style:name="P106" style:family="paragraph" style:parent-style-name="Text_20_body" style:list-style-name="L10">
      <style:text-properties officeooo:rsid="003007e9" officeooo:paragraph-rsid="003007e9"/>
    </style:style>
    <style:style style:name="P107" style:family="paragraph" style:parent-style-name="Text_20_body" style:list-style-name="L10">
      <style:text-properties officeooo:rsid="0031ae79" officeooo:paragraph-rsid="0031ae79"/>
    </style:style>
    <style:style style:name="P108" style:family="paragraph" style:parent-style-name="Text_20_body" style:list-style-name="L10">
      <style:text-properties officeooo:rsid="00327370" officeooo:paragraph-rsid="00327370"/>
    </style:style>
    <style:style style:name="P109" style:family="paragraph" style:parent-style-name="Text_20_body" style:list-style-name="L10">
      <style:text-properties officeooo:rsid="00332cc1" officeooo:paragraph-rsid="00332cc1"/>
    </style:style>
    <style:style style:name="P110" style:family="paragraph" style:parent-style-name="Text_20_body" style:list-style-name="L10">
      <style:text-properties officeooo:rsid="0035568a" officeooo:paragraph-rsid="0035568a"/>
    </style:style>
    <style:style style:name="P111" style:family="paragraph" style:parent-style-name="Text_20_body" style:list-style-name="L10">
      <style:text-properties officeooo:rsid="0036b384" officeooo:paragraph-rsid="0036b384"/>
    </style:style>
    <style:style style:name="P112" style:family="paragraph" style:parent-style-name="Text_20_body" style:list-style-name="L10">
      <style:text-properties officeooo:rsid="0036faae" officeooo:paragraph-rsid="0036faae"/>
    </style:style>
    <style:style style:name="P113" style:family="paragraph" style:parent-style-name="Text_20_body" style:list-style-name="L10">
      <style:text-properties officeooo:rsid="003896fc" officeooo:paragraph-rsid="003896fc"/>
    </style:style>
    <style:style style:name="P114" style:family="paragraph" style:parent-style-name="Text_20_body" style:list-style-name="L10">
      <style:text-properties officeooo:rsid="00395cef" officeooo:paragraph-rsid="00395cef"/>
    </style:style>
    <style:style style:name="P115" style:family="paragraph" style:parent-style-name="Text_20_body" style:list-style-name="L10">
      <style:text-properties officeooo:rsid="003ab686" officeooo:paragraph-rsid="003ab686"/>
    </style:style>
    <style:style style:name="P116" style:family="paragraph" style:parent-style-name="Text_20_body" style:list-style-name="L10">
      <style:text-properties officeooo:rsid="003b40b4" officeooo:paragraph-rsid="003b40b4"/>
    </style:style>
    <style:style style:name="P117" style:family="paragraph" style:parent-style-name="Text_20_body" style:list-style-name="L10">
      <style:text-properties officeooo:rsid="003c011d" officeooo:paragraph-rsid="003c011d"/>
    </style:style>
    <style:style style:name="P118" style:family="paragraph" style:parent-style-name="Text_20_body" style:list-style-name="L10">
      <style:text-properties officeooo:rsid="003ed9a1" officeooo:paragraph-rsid="003ed9a1"/>
    </style:style>
    <style:style style:name="P119" style:family="paragraph" style:parent-style-name="Text_20_body" style:list-style-name="L10">
      <style:text-properties officeooo:rsid="0041a137" officeooo:paragraph-rsid="0041a137"/>
    </style:style>
    <style:style style:name="P120" style:family="paragraph" style:parent-style-name="Text_20_body" style:list-style-name="L10">
      <style:text-properties officeooo:rsid="00439018" officeooo:paragraph-rsid="00439018"/>
    </style:style>
    <style:style style:name="P121" style:family="paragraph" style:parent-style-name="Text_20_body" style:list-style-name="L10">
      <style:text-properties officeooo:rsid="004433d7" officeooo:paragraph-rsid="004433d7"/>
    </style:style>
    <style:style style:name="P122" style:family="paragraph" style:parent-style-name="Text_20_body" style:list-style-name="L10">
      <style:text-properties officeooo:rsid="0045bd95" officeooo:paragraph-rsid="0045bd95"/>
    </style:style>
    <style:style style:name="P123" style:family="paragraph" style:parent-style-name="Text_20_body" style:list-style-name="L10">
      <style:text-properties officeooo:rsid="00489730" officeooo:paragraph-rsid="00489730"/>
    </style:style>
    <style:style style:name="P124" style:family="paragraph" style:parent-style-name="Text_20_body" style:list-style-name="L10">
      <style:text-properties officeooo:rsid="004b6356" officeooo:paragraph-rsid="004b6356"/>
    </style:style>
    <style:style style:name="P125" style:family="paragraph" style:parent-style-name="Text_20_body" style:list-style-name="L10">
      <style:text-properties officeooo:rsid="004bf501" officeooo:paragraph-rsid="004bf501"/>
    </style:style>
    <style:style style:name="P126" style:family="paragraph" style:parent-style-name="Text_20_body" style:list-style-name="L10">
      <style:text-properties officeooo:rsid="004d895a" officeooo:paragraph-rsid="004d895a"/>
    </style:style>
    <style:style style:name="P127" style:family="paragraph" style:parent-style-name="Text_20_body" style:list-style-name="L10">
      <style:text-properties officeooo:rsid="004e74e1" officeooo:paragraph-rsid="004e74e1"/>
    </style:style>
    <style:style style:name="P128" style:family="paragraph" style:parent-style-name="Text_20_body" style:list-style-name="L10">
      <style:text-properties officeooo:rsid="006e4b9d" officeooo:paragraph-rsid="006e4b9d"/>
    </style:style>
    <style:style style:name="P129" style:family="paragraph" style:parent-style-name="Text_20_body" style:list-style-name="L11">
      <style:text-properties officeooo:rsid="00670f39" officeooo:paragraph-rsid="00725ccd"/>
    </style:style>
    <style:style style:name="P130" style:family="paragraph" style:parent-style-name="Text_20_body" style:list-style-name="L12">
      <style:text-properties officeooo:rsid="00b7be2b" officeooo:paragraph-rsid="00b7be2b"/>
    </style:style>
    <style:style style:name="P131" style:family="paragraph" style:parent-style-name="Text_20_body" style:list-style-name="L12">
      <style:text-properties officeooo:rsid="00c35528" officeooo:paragraph-rsid="00c35528"/>
    </style:style>
    <style:style style:name="P132" style:family="paragraph" style:parent-style-name="Text_20_body" style:list-style-name="L12">
      <style:text-properties fo:font-weight="bold" officeooo:rsid="00b7dcbc" officeooo:paragraph-rsid="00b7dcbc" style:font-weight-asian="bold" style:font-weight-complex="bold"/>
    </style:style>
    <style:style style:name="P133" style:family="paragraph" style:parent-style-name="Text_20_body" style:list-style-name="L13">
      <style:text-properties fo:font-weight="bold" officeooo:rsid="00bce22c" officeooo:paragraph-rsid="00bce22c" style:font-weight-asian="bold" style:font-weight-complex="bold"/>
    </style:style>
    <style:style style:name="P134" style:family="paragraph" style:parent-style-name="Text_20_body" style:list-style-name="L14">
      <style:text-properties fo:font-weight="bold" officeooo:rsid="00bd98a5" officeooo:paragraph-rsid="00bd98a5" style:font-weight-asian="bold" style:font-weight-complex="bold"/>
    </style:style>
    <style:style style:name="P135" style:family="paragraph" style:parent-style-name="Text_20_body" style:list-style-name="L32">
      <style:text-properties fo:font-weight="bold" officeooo:rsid="013d47a4" officeooo:paragraph-rsid="013d47a4" style:font-weight-asian="bold" style:font-weight-complex="bold"/>
    </style:style>
    <style:style style:name="P136" style:family="paragraph" style:parent-style-name="Text_20_body">
      <style:text-properties fo:font-weight="bold" officeooo:rsid="01579782" officeooo:paragraph-rsid="01579782" style:font-weight-asian="bold" style:font-weight-complex="bold"/>
    </style:style>
    <style:style style:name="P137" style:family="paragraph" style:parent-style-name="Text_20_body">
      <style:text-properties fo:font-weight="bold" officeooo:rsid="015a9f54" officeooo:paragraph-rsid="015a9f54" style:font-weight-asian="bold" style:font-weight-complex="bold"/>
    </style:style>
    <style:style style:name="P138" style:family="paragraph" style:parent-style-name="Text_20_body">
      <style:text-properties fo:font-weight="bold" officeooo:rsid="015a9f54" officeooo:paragraph-rsid="015b6037" style:font-weight-asian="bold" style:font-weight-complex="bold"/>
    </style:style>
    <style:style style:name="P139" style:family="paragraph" style:parent-style-name="Text_20_body" style:list-style-name="L13">
      <style:text-properties officeooo:rsid="00b9b084" officeooo:paragraph-rsid="00b9b084"/>
    </style:style>
    <style:style style:name="P140" style:family="paragraph" style:parent-style-name="Text_20_body" style:list-style-name="L13">
      <style:text-properties officeooo:rsid="00ba4723" officeooo:paragraph-rsid="00ba4723"/>
    </style:style>
    <style:style style:name="P141" style:family="paragraph" style:parent-style-name="Text_20_body" style:list-style-name="L14">
      <style:text-properties officeooo:rsid="00bd98a5" officeooo:paragraph-rsid="00bd98a5"/>
    </style:style>
    <style:style style:name="P142" style:family="paragraph" style:parent-style-name="Text_20_body" style:list-style-name="L17">
      <style:text-properties officeooo:rsid="00727a96" officeooo:paragraph-rsid="00727a96"/>
    </style:style>
    <style:style style:name="P143" style:family="paragraph" style:parent-style-name="Text_20_body" style:list-style-name="L17">
      <style:text-properties officeooo:rsid="0073e4e1" officeooo:paragraph-rsid="0073e4e1"/>
    </style:style>
    <style:style style:name="P144" style:family="paragraph" style:parent-style-name="Text_20_body" style:list-style-name="L20">
      <style:text-properties officeooo:rsid="00277b59" officeooo:paragraph-rsid="00277b59"/>
    </style:style>
    <style:style style:name="P145" style:family="paragraph" style:parent-style-name="Text_20_body" style:list-style-name="L21">
      <style:text-properties officeooo:rsid="0025aa61" officeooo:paragraph-rsid="0025aa61"/>
    </style:style>
    <style:style style:name="P146" style:family="paragraph" style:parent-style-name="Text_20_body" style:list-style-name="L22">
      <style:text-properties officeooo:rsid="0025aa61" officeooo:paragraph-rsid="0025aa61"/>
    </style:style>
    <style:style style:name="P147" style:family="paragraph" style:parent-style-name="Text_20_body" style:list-style-name="L22">
      <style:text-properties officeooo:rsid="007606e6" officeooo:paragraph-rsid="007606e6"/>
    </style:style>
    <style:style style:name="P148" style:family="paragraph" style:parent-style-name="Text_20_body" style:list-style-name="L22">
      <style:text-properties officeooo:rsid="00c45246" officeooo:paragraph-rsid="00c45246"/>
    </style:style>
    <style:style style:name="P149" style:family="paragraph" style:parent-style-name="Text_20_body" style:list-style-name="L5">
      <style:text-properties officeooo:rsid="0096fdc6" officeooo:paragraph-rsid="0096fdc6"/>
    </style:style>
    <style:style style:name="P150" style:family="paragraph" style:parent-style-name="Text_20_body" style:list-style-name="L5">
      <style:text-properties officeooo:rsid="0097f4d3" officeooo:paragraph-rsid="0097f4d3"/>
    </style:style>
    <style:style style:name="P151" style:family="paragraph" style:parent-style-name="Text_20_body" style:list-style-name="L23">
      <style:text-properties officeooo:rsid="009d2360" officeooo:paragraph-rsid="009d2360"/>
    </style:style>
    <style:style style:name="P152" style:family="paragraph" style:parent-style-name="Text_20_body" style:list-style-name="L23">
      <style:text-properties officeooo:rsid="00c427be" officeooo:paragraph-rsid="00c427be"/>
    </style:style>
    <style:style style:name="P153" style:family="paragraph" style:parent-style-name="Text_20_body" style:list-style-name="L24">
      <style:text-properties officeooo:rsid="00abd4d2" officeooo:paragraph-rsid="00abd4d2"/>
    </style:style>
    <style:style style:name="P154" style:family="paragraph" style:parent-style-name="Text_20_body" style:list-style-name="L24">
      <style:text-properties officeooo:rsid="00adffee" officeooo:paragraph-rsid="00adffee"/>
    </style:style>
    <style:style style:name="P155" style:family="paragraph" style:parent-style-name="Text_20_body" style:list-style-name="L24">
      <style:text-properties fo:font-style="normal" officeooo:rsid="00adffee" officeooo:paragraph-rsid="00adffee" style:font-style-asian="normal" style:font-style-complex="normal"/>
    </style:style>
    <style:style style:name="P156" style:family="paragraph" style:parent-style-name="Text_20_body" style:list-style-name="L25">
      <style:text-properties fo:font-style="normal" officeooo:rsid="00cadaff" officeooo:paragraph-rsid="00cadaff" style:font-style-asian="normal" style:font-style-complex="normal"/>
    </style:style>
    <style:style style:name="P157" style:family="paragraph" style:parent-style-name="Text_20_body" style:list-style-name="L25">
      <style:text-properties officeooo:rsid="009a05bf" officeooo:paragraph-rsid="009a05bf"/>
    </style:style>
    <style:style style:name="P158" style:family="paragraph" style:parent-style-name="Text_20_body" style:list-style-name="L26">
      <style:text-properties officeooo:rsid="009a05bf" officeooo:paragraph-rsid="009a05bf"/>
    </style:style>
    <style:style style:name="P159" style:family="paragraph" style:parent-style-name="Text_20_body" style:list-style-name="L25">
      <style:text-properties officeooo:rsid="009e78c0" officeooo:paragraph-rsid="009e78c0"/>
    </style:style>
    <style:style style:name="P160" style:family="paragraph" style:parent-style-name="Text_20_body" style:list-style-name="L25">
      <style:text-properties officeooo:rsid="009f9b5b" officeooo:paragraph-rsid="009f9b5b"/>
    </style:style>
    <style:style style:name="P161" style:family="paragraph" style:parent-style-name="Text_20_body" style:list-style-name="L25">
      <style:text-properties officeooo:rsid="00c9d7a5" officeooo:paragraph-rsid="00c9d7a5"/>
    </style:style>
    <style:style style:name="P162" style:family="paragraph" style:parent-style-name="Text_20_body" style:list-style-name="L26">
      <style:text-properties officeooo:rsid="00a1d7d5" officeooo:paragraph-rsid="00a1d7d5"/>
    </style:style>
    <style:style style:name="P163" style:family="paragraph" style:parent-style-name="Text_20_body" style:list-style-name="L26">
      <style:text-properties officeooo:rsid="00ce2d42" officeooo:paragraph-rsid="00ce2d42"/>
    </style:style>
    <style:style style:name="P164" style:family="paragraph" style:parent-style-name="Text_20_body" style:list-style-name="L26">
      <style:text-properties officeooo:rsid="00cea6d0" officeooo:paragraph-rsid="00cea6d0"/>
    </style:style>
    <style:style style:name="P165" style:family="paragraph" style:parent-style-name="Text_20_body" style:list-style-name="L27">
      <style:text-properties officeooo:rsid="00a85b09" officeooo:paragraph-rsid="00a85b09"/>
    </style:style>
    <style:style style:name="P166" style:family="paragraph" style:parent-style-name="Text_20_body" style:list-style-name="L27">
      <style:text-properties officeooo:rsid="00a9721d" officeooo:paragraph-rsid="00a9721d"/>
    </style:style>
    <style:style style:name="P167" style:family="paragraph" style:parent-style-name="Text_20_body" style:list-style-name="L27">
      <style:text-properties officeooo:rsid="00cf5c4f" officeooo:paragraph-rsid="00cf5c4f"/>
    </style:style>
    <style:style style:name="P168" style:family="paragraph" style:parent-style-name="Text_20_body" style:list-style-name="L27">
      <style:text-properties officeooo:rsid="00cf9149" officeooo:paragraph-rsid="00cf9149"/>
    </style:style>
    <style:style style:name="P169" style:family="paragraph" style:parent-style-name="Text_20_body" style:list-style-name="L28">
      <style:text-properties officeooo:rsid="00a35134" officeooo:paragraph-rsid="00a35134"/>
    </style:style>
    <style:style style:name="P170" style:family="paragraph" style:parent-style-name="Text_20_body" style:list-style-name="L29">
      <style:text-properties officeooo:rsid="00d69b9f" officeooo:paragraph-rsid="00d69b9f"/>
    </style:style>
    <style:style style:name="P171" style:family="paragraph" style:parent-style-name="Text_20_body" style:list-style-name="L29">
      <style:text-properties officeooo:rsid="00d7b556" officeooo:paragraph-rsid="00d7b556"/>
    </style:style>
    <style:style style:name="P172" style:family="paragraph" style:parent-style-name="Text_20_body" style:list-style-name="L29">
      <style:text-properties officeooo:rsid="00d78817" officeooo:paragraph-rsid="00d78817"/>
    </style:style>
    <style:style style:name="P173" style:family="paragraph" style:parent-style-name="Text_20_body" style:list-style-name="L30">
      <style:text-properties officeooo:rsid="00db70f0" officeooo:paragraph-rsid="00db70f0"/>
    </style:style>
    <style:style style:name="P174" style:family="paragraph" style:parent-style-name="Text_20_body" style:list-style-name="L30">
      <style:text-properties officeooo:rsid="00dfe620" officeooo:paragraph-rsid="00e21b10"/>
    </style:style>
    <style:style style:name="P175" style:family="paragraph" style:parent-style-name="Text_20_body" style:list-style-name="L31">
      <style:text-properties officeooo:rsid="00681651" officeooo:paragraph-rsid="00681651"/>
    </style:style>
    <style:style style:name="P176" style:family="paragraph" style:parent-style-name="Text_20_body" style:list-style-name="L31">
      <style:text-properties officeooo:rsid="006b8123" officeooo:paragraph-rsid="006b8123"/>
    </style:style>
    <style:style style:name="P177" style:family="paragraph" style:parent-style-name="Text_20_body" style:list-style-name="L31">
      <style:text-properties officeooo:rsid="006cf82d" officeooo:paragraph-rsid="006cf82d"/>
    </style:style>
    <style:style style:name="P178" style:family="paragraph" style:parent-style-name="Text_20_body" style:list-style-name="L31">
      <style:text-properties fo:font-variant="normal" fo:text-transform="none" fo:color="#000000" style:font-name="Georgia" fo:font-size="11.3999996185303pt" fo:letter-spacing="normal" fo:font-style="normal" fo:font-weight="normal" officeooo:rsid="006cf82d" officeooo:paragraph-rsid="006cf82d"/>
    </style:style>
    <style:style style:name="P179" style:family="paragraph" style:parent-style-name="Text_20_body" style:list-style-name="L31">
      <style:text-properties officeooo:rsid="006f9fa8" officeooo:paragraph-rsid="006f9fa8"/>
    </style:style>
    <style:style style:name="P180" style:family="paragraph" style:parent-style-name="Text_20_body" style:list-style-name="L31">
      <style:text-properties officeooo:rsid="007169d2" officeooo:paragraph-rsid="007169d2"/>
    </style:style>
    <style:style style:name="P181" style:family="paragraph" style:parent-style-name="Text_20_body">
      <style:text-properties officeooo:rsid="013cc5d6" officeooo:paragraph-rsid="013cc5d6"/>
    </style:style>
    <style:style style:name="P182" style:family="paragraph" style:parent-style-name="Text_20_body" style:list-style-name="L32">
      <style:text-properties officeooo:rsid="013cc5d6" officeooo:paragraph-rsid="013cc5d6"/>
    </style:style>
    <style:style style:name="P183" style:family="paragraph" style:parent-style-name="Text_20_body" style:list-style-name="L32">
      <style:text-properties officeooo:rsid="013e23b4" officeooo:paragraph-rsid="013e23b4"/>
    </style:style>
    <style:style style:name="P184" style:family="paragraph" style:parent-style-name="Text_20_body">
      <style:text-properties officeooo:rsid="0146410e" officeooo:paragraph-rsid="0146410e"/>
    </style:style>
    <style:style style:name="P185" style:family="paragraph" style:parent-style-name="Text_20_body">
      <style:text-properties officeooo:rsid="0158c5cd" officeooo:paragraph-rsid="0158c5cd"/>
    </style:style>
    <style:style style:name="P186" style:family="paragraph" style:parent-style-name="Heading_20_1">
      <style:text-properties officeooo:rsid="001ab22e" officeooo:paragraph-rsid="001ab22e"/>
    </style:style>
    <style:style style:name="P187" style:family="paragraph" style:parent-style-name="Heading_20_1">
      <style:text-properties officeooo:rsid="00952fc7" officeooo:paragraph-rsid="00952fc7"/>
    </style:style>
    <style:style style:name="P188" style:family="paragraph" style:parent-style-name="Heading_20_1">
      <style:text-properties officeooo:rsid="00681651" officeooo:paragraph-rsid="00681651"/>
    </style:style>
    <style:style style:name="P189" style:family="paragraph" style:parent-style-name="Table_20_Contents">
      <style:text-properties officeooo:rsid="005e6709" officeooo:paragraph-rsid="005e6709"/>
    </style:style>
    <style:style style:name="P190" style:family="paragraph" style:parent-style-name="Table_20_Contents">
      <style:text-properties officeooo:rsid="014abb49" officeooo:paragraph-rsid="014abb49"/>
    </style:style>
    <style:style style:name="P191" style:family="paragraph" style:parent-style-name="Table_20_Contents">
      <style:text-properties officeooo:rsid="015050e0" officeooo:paragraph-rsid="015050e0"/>
    </style:style>
    <style:style style:name="P192" style:family="paragraph" style:parent-style-name="Table_20_Contents">
      <style:text-properties officeooo:rsid="0160b94a" officeooo:paragraph-rsid="0160b94a"/>
    </style:style>
    <style:style style:name="P193" style:family="paragraph" style:parent-style-name="Table_20_Contents">
      <style:text-properties officeooo:rsid="01655ed4" officeooo:paragraph-rsid="01655ed4"/>
    </style:style>
    <style:style style:name="P194" style:family="paragraph" style:parent-style-name="Table_20_Contents">
      <style:text-properties officeooo:rsid="0165972b" officeooo:paragraph-rsid="0165972b"/>
    </style:style>
    <style:style style:name="P195" style:family="paragraph" style:parent-style-name="Heading_20_4">
      <style:text-properties officeooo:rsid="0101c5c0" officeooo:paragraph-rsid="0101c5c0"/>
    </style:style>
    <style:style style:name="P196" style:family="paragraph" style:parent-style-name="Heading_20_4">
      <style:text-properties officeooo:rsid="00670f39" officeooo:paragraph-rsid="00670f39"/>
    </style:style>
    <style:style style:name="P197" style:family="paragraph" style:parent-style-name="Heading_20_4">
      <style:text-properties officeooo:rsid="0064ef04" officeooo:paragraph-rsid="0064ef04"/>
    </style:style>
    <style:style style:name="P198" style:family="paragraph" style:parent-style-name="Heading_20_4">
      <style:text-properties officeooo:rsid="007c285c" officeooo:paragraph-rsid="007c285c"/>
    </style:style>
    <style:style style:name="P199" style:family="paragraph" style:parent-style-name="Heading_20_4">
      <style:text-properties officeooo:rsid="0065a6fd" officeooo:paragraph-rsid="0065a6fd"/>
    </style:style>
    <style:style style:name="P200" style:family="paragraph" style:parent-style-name="Heading_20_4">
      <style:text-properties officeooo:rsid="00952fc7" officeooo:paragraph-rsid="00952fc7"/>
    </style:style>
    <style:style style:name="P201" style:family="paragraph" style:parent-style-name="Heading_20_4">
      <style:text-properties officeooo:rsid="00abd4d2" officeooo:paragraph-rsid="00abd4d2"/>
    </style:style>
    <style:style style:name="P202" style:family="paragraph" style:parent-style-name="Heading_20_4">
      <style:text-properties officeooo:rsid="00992ab7" officeooo:paragraph-rsid="00992ab7"/>
    </style:style>
    <style:style style:name="P203" style:family="paragraph" style:parent-style-name="Heading_20_4">
      <style:text-properties officeooo:rsid="00a00fad" officeooo:paragraph-rsid="00a00fad"/>
    </style:style>
    <style:style style:name="P204" style:family="paragraph" style:parent-style-name="Heading_20_4">
      <style:text-properties officeooo:rsid="00d88e2e" officeooo:paragraph-rsid="00d88e2e"/>
    </style:style>
    <style:style style:name="P205" style:family="paragraph" style:parent-style-name="Heading_20_3">
      <style:text-properties officeooo:rsid="001ab22e" officeooo:paragraph-rsid="001ab22e"/>
    </style:style>
    <style:style style:name="P206" style:family="paragraph" style:parent-style-name="Heading_20_3">
      <style:text-properties officeooo:rsid="0025103a" officeooo:paragraph-rsid="0025103a"/>
    </style:style>
    <style:style style:name="P207" style:family="paragraph" style:parent-style-name="Heading_20_3">
      <style:text-properties officeooo:rsid="00727a96" officeooo:paragraph-rsid="00727a96"/>
    </style:style>
    <style:style style:name="P208" style:family="paragraph" style:parent-style-name="Heading_20_3">
      <style:text-properties officeooo:rsid="00d9737f" officeooo:paragraph-rsid="00d9737f"/>
    </style:style>
    <style:style style:name="P209" style:family="paragraph" style:parent-style-name="Heading_20_5">
      <style:text-properties officeooo:rsid="00f7055a" officeooo:paragraph-rsid="00f7055a"/>
    </style:style>
    <style:style style:name="P210" style:family="paragraph" style:parent-style-name="Heading_20_5">
      <style:text-properties officeooo:paragraph-rsid="0101c5c0"/>
    </style:style>
    <style:style style:name="P211" style:family="paragraph" style:parent-style-name="Heading_20_5">
      <style:text-properties officeooo:paragraph-rsid="01025bca"/>
    </style:style>
    <style:style style:name="P212" style:family="paragraph" style:parent-style-name="Heading_20_5">
      <style:text-properties officeooo:rsid="0117ca40" officeooo:paragraph-rsid="0117ca40"/>
    </style:style>
    <style:style style:name="P213" style:family="paragraph" style:parent-style-name="Heading_20_5">
      <style:text-properties officeooo:paragraph-rsid="0117ca40"/>
    </style:style>
    <style:style style:name="P214" style:family="paragraph" style:parent-style-name="Heading_20_5">
      <style:text-properties officeooo:rsid="012cd9c4" officeooo:paragraph-rsid="012cd9c4"/>
    </style:style>
    <style:style style:name="P215" style:family="paragraph" style:parent-style-name="Heading_20_5">
      <style:text-properties officeooo:rsid="00245e3e" officeooo:paragraph-rsid="00245e3e"/>
    </style:style>
    <style:style style:name="P216" style:family="paragraph" style:parent-style-name="Heading_20_5">
      <style:text-properties officeooo:rsid="004fd203" officeooo:paragraph-rsid="004fd203"/>
    </style:style>
    <style:style style:name="P217" style:family="paragraph" style:parent-style-name="Heading_20_5">
      <style:text-properties officeooo:rsid="0025103a" officeooo:paragraph-rsid="0025103a"/>
    </style:style>
    <style:style style:name="P218" style:family="paragraph" style:parent-style-name="Heading_20_5">
      <style:text-properties officeooo:rsid="00b7be2b" officeooo:paragraph-rsid="00b7be2b"/>
    </style:style>
    <style:style style:name="P219" style:family="paragraph" style:parent-style-name="Heading_20_5">
      <style:text-properties officeooo:rsid="00b9b084" officeooo:paragraph-rsid="00b9b084"/>
    </style:style>
    <style:style style:name="P220" style:family="paragraph" style:parent-style-name="Heading_20_5">
      <style:text-properties officeooo:rsid="00bd98a5" officeooo:paragraph-rsid="00bd98a5"/>
    </style:style>
    <style:style style:name="P221" style:family="paragraph" style:parent-style-name="Heading_20_5">
      <style:text-properties officeooo:rsid="00407539" officeooo:paragraph-rsid="0025aa61"/>
    </style:style>
    <style:style style:name="P222" style:family="paragraph" style:parent-style-name="Heading_20_5">
      <style:text-properties officeooo:rsid="0025aa61" officeooo:paragraph-rsid="0025aa61"/>
    </style:style>
    <style:style style:name="P223" style:family="paragraph" style:parent-style-name="Heading_20_5">
      <style:text-properties officeooo:rsid="0096fdc6" officeooo:paragraph-rsid="0096fdc6"/>
    </style:style>
    <style:style style:name="P224" style:family="paragraph" style:parent-style-name="Heading_20_5">
      <style:text-properties officeooo:rsid="009d2360" officeooo:paragraph-rsid="009d2360"/>
    </style:style>
    <style:style style:name="P225" style:family="paragraph" style:parent-style-name="Heading_20_5">
      <style:text-properties officeooo:rsid="00abd4d2" officeooo:paragraph-rsid="00abd4d2"/>
    </style:style>
    <style:style style:name="P226" style:family="paragraph" style:parent-style-name="Heading_20_5">
      <style:text-properties officeooo:rsid="009a05bf" officeooo:paragraph-rsid="009a05bf"/>
    </style:style>
    <style:style style:name="P227" style:family="paragraph" style:parent-style-name="Heading_20_5">
      <style:text-properties officeooo:rsid="00a00fad" officeooo:paragraph-rsid="00a00fad"/>
    </style:style>
    <style:style style:name="P228" style:family="paragraph" style:parent-style-name="Heading_20_5">
      <style:text-properties officeooo:rsid="00a35134" officeooo:paragraph-rsid="00a35134"/>
    </style:style>
    <style:style style:name="P229" style:family="paragraph" style:parent-style-name="Heading_20_5">
      <style:text-properties officeooo:rsid="00db70f0" officeooo:paragraph-rsid="00db70f0"/>
    </style:style>
    <style:style style:name="P230" style:family="paragraph" style:parent-style-name="Heading_20_5">
      <style:text-properties officeooo:rsid="014580b3" officeooo:paragraph-rsid="014580b3"/>
    </style:style>
    <style:style style:name="P231" style:family="paragraph" style:parent-style-name="Heading_20_5">
      <style:text-properties officeooo:rsid="0158c5cd" officeooo:paragraph-rsid="0158c5cd"/>
    </style:style>
    <style:style style:name="P232" style:family="paragraph" style:parent-style-name="Heading_20_5">
      <style:text-properties officeooo:rsid="015b6037" officeooo:paragraph-rsid="015b6037"/>
    </style:style>
    <style:style style:name="P233" style:family="paragraph" style:parent-style-name="Heading_20_5">
      <style:text-properties officeooo:rsid="015b6037" officeooo:paragraph-rsid="0160b94a"/>
    </style:style>
    <style:style style:name="P234" style:family="paragraph" style:parent-style-name="Heading_20_5">
      <style:paragraph-properties fo:break-before="page"/>
      <style:text-properties officeooo:rsid="0025103a" officeooo:paragraph-rsid="0025103a"/>
    </style:style>
    <style:style style:name="T1" style:family="text">
      <style:text-properties officeooo:rsid="001c6972"/>
    </style:style>
    <style:style style:name="T2" style:family="text">
      <style:text-properties officeooo:rsid="0022f3af"/>
    </style:style>
    <style:style style:name="T3" style:family="text">
      <style:text-properties officeooo:rsid="002c4009"/>
    </style:style>
    <style:style style:name="T4" style:family="text">
      <style:text-properties officeooo:rsid="0033ad3f"/>
    </style:style>
    <style:style style:name="T5" style:family="text">
      <style:text-properties officeooo:rsid="003adce3"/>
    </style:style>
    <style:style style:name="T6" style:family="text">
      <style:text-properties officeooo:rsid="003c011d"/>
    </style:style>
    <style:style style:name="T7" style:family="text">
      <style:text-properties officeooo:rsid="0046a1d2"/>
    </style:style>
    <style:style style:name="T8" style:family="text">
      <style:text-properties officeooo:rsid="0049a136"/>
    </style:style>
    <style:style style:name="T9" style:family="text">
      <style:text-properties officeooo:rsid="00621912"/>
    </style:style>
    <style:style style:name="T10" style:family="text">
      <style:text-properties officeooo:rsid="006f86f9"/>
    </style:style>
    <style:style style:name="T11" style:family="text">
      <style:text-properties officeooo:rsid="00725cc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c03610" style:font-weight-asian="normal" style:font-weight-complex="normal"/>
    </style:style>
    <style:style style:name="T14" style:family="text">
      <style:text-properties fo:font-weight="normal" officeooo:rsid="00e21b10" style:font-weight-asian="normal" style:font-weight-complex="normal"/>
    </style:style>
    <style:style style:name="T15" style:family="text">
      <style:text-properties fo:font-weight="normal" officeooo:rsid="00e78e60" style:font-weight-asian="normal" style:font-weight-complex="normal"/>
    </style:style>
    <style:style style:name="T16" style:family="text">
      <style:text-properties fo:font-weight="normal" officeooo:rsid="00fabdcb" style:font-weight-asian="normal" style:font-weight-complex="normal"/>
    </style:style>
    <style:style style:name="T17" style:family="text">
      <style:text-properties fo:font-weight="normal" officeooo:rsid="012b3c51" style:font-weight-asian="normal" style:font-weight-complex="normal"/>
    </style:style>
    <style:style style:name="T18" style:family="text">
      <style:text-properties fo:font-weight="normal" officeooo:rsid="01384ede" style:font-weight-asian="normal" style:font-weight-complex="normal"/>
    </style:style>
    <style:style style:name="T19" style:family="text">
      <style:text-properties fo:font-weight="normal" officeooo:rsid="01398545" style:font-weight-asian="normal" style:font-weight-complex="normal"/>
    </style:style>
    <style:style style:name="T20" style:family="text">
      <style:text-properties officeooo:rsid="0078eedd"/>
    </style:style>
    <style:style style:name="T21" style:family="text">
      <style:text-properties officeooo:rsid="007ec2ba"/>
    </style:style>
    <style:style style:name="T22" style:family="text">
      <style:text-properties officeooo:rsid="0085c69d"/>
    </style:style>
    <style:style style:name="T23" style:family="text">
      <style:text-properties officeooo:rsid="008702e8"/>
    </style:style>
    <style:style style:name="T24" style:family="text">
      <style:text-properties officeooo:rsid="0096fdc6"/>
    </style:style>
    <style:style style:name="T25" style:family="text">
      <style:text-properties officeooo:rsid="00980161"/>
    </style:style>
    <style:style style:name="T26" style:family="text">
      <style:text-properties officeooo:rsid="0098bd54"/>
    </style:style>
    <style:style style:name="T27" style:family="text">
      <style:text-properties officeooo:rsid="009b9032"/>
    </style:style>
    <style:style style:name="T28" style:family="text">
      <style:text-properties officeooo:rsid="00a00fad"/>
    </style:style>
    <style:style style:name="T29" style:family="text">
      <style:text-properties officeooo:rsid="00a53b2b"/>
    </style:style>
    <style:style style:name="T30" style:family="text">
      <style:text-properties officeooo:rsid="00a6ed05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afff3b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afff3b" style:font-style-asian="normal" style:font-style-complex="normal"/>
    </style:style>
    <style:style style:name="T35" style:family="text">
      <style:text-properties fo:font-style="normal" fo:font-weight="normal" officeooo:rsid="0139ff2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3b1ff8" style:font-style-asian="normal" style:font-weight-asian="normal" style:font-style-complex="normal" style:font-weight-complex="normal"/>
    </style:style>
    <style:style style:name="T37" style:family="text">
      <style:text-properties officeooo:rsid="00b44821"/>
    </style:style>
    <style:style style:name="T38" style:family="text">
      <style:text-properties officeooo:rsid="00ba42db"/>
    </style:style>
    <style:style style:name="T39" style:family="text">
      <style:text-properties officeooo:rsid="00d36f86"/>
    </style:style>
    <style:style style:name="T40" style:family="text">
      <style:text-properties officeooo:rsid="00d7b556"/>
    </style:style>
    <style:style style:name="T41" style:family="text">
      <style:text-properties officeooo:rsid="00e56ce0"/>
    </style:style>
    <style:style style:name="T42" style:family="text">
      <style:text-properties officeooo:rsid="00eb2854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eb2854" style:font-weight-asian="bold" style:font-weight-complex="bold"/>
    </style:style>
    <style:style style:name="T45" style:family="text">
      <style:text-properties fo:font-weight="bold" officeooo:rsid="00ebac83" style:font-weight-asian="bold" style:font-weight-complex="bold"/>
    </style:style>
    <style:style style:name="T46" style:family="text">
      <style:text-properties fo:font-weight="bold" officeooo:rsid="00fabdcb" style:font-weight-asian="bold" style:font-weight-complex="bold"/>
    </style:style>
    <style:style style:name="T47" style:family="text">
      <style:text-properties fo:font-weight="bold" officeooo:rsid="0136a0c5" style:font-weight-asian="bold" style:font-weight-complex="bold"/>
    </style:style>
    <style:style style:name="T48" style:family="text">
      <style:text-properties fo:font-weight="bold" officeooo:rsid="01384ede" style:font-weight-asian="bold" style:font-weight-complex="bold"/>
    </style:style>
    <style:style style:name="T49" style:family="text">
      <style:text-properties officeooo:rsid="00ebac83"/>
    </style:style>
    <style:style style:name="T50" style:family="text">
      <style:text-properties officeooo:rsid="00fabdcb"/>
    </style:style>
    <style:style style:name="T51" style:family="text">
      <style:text-properties officeooo:rsid="01025bca"/>
    </style:style>
    <style:style style:name="T52" style:family="text">
      <style:text-properties officeooo:rsid="010602ab"/>
    </style:style>
    <style:style style:name="T53" style:family="text">
      <style:text-properties officeooo:rsid="01070a17"/>
    </style:style>
    <style:style style:name="T54" style:family="text">
      <style:text-properties officeooo:rsid="0108c59a"/>
    </style:style>
    <style:style style:name="T55" style:family="text">
      <style:text-properties officeooo:rsid="010a1127"/>
    </style:style>
    <style:style style:name="T56" style:family="text">
      <style:text-properties officeooo:rsid="010a5723"/>
    </style:style>
    <style:style style:name="T57" style:family="text">
      <style:text-properties officeooo:rsid="010ca87a"/>
    </style:style>
    <style:style style:name="T58" style:family="text">
      <style:text-properties officeooo:rsid="0117ca40"/>
    </style:style>
    <style:style style:name="T59" style:family="text">
      <style:text-properties officeooo:rsid="011b2a47"/>
    </style:style>
    <style:style style:name="T60" style:family="text">
      <style:text-properties officeooo:rsid="011f0322"/>
    </style:style>
    <style:style style:name="T61" style:family="text">
      <style:text-properties officeooo:rsid="0123903b"/>
    </style:style>
    <style:style style:name="T62" style:family="text">
      <style:text-properties officeooo:rsid="0126921b"/>
    </style:style>
    <style:style style:name="T63" style:family="text">
      <style:text-properties officeooo:rsid="012e7ce9"/>
    </style:style>
    <style:style style:name="T64" style:family="text">
      <style:text-properties officeooo:rsid="012fc53b"/>
    </style:style>
    <style:style style:name="T65" style:family="text">
      <style:text-properties officeooo:rsid="013479ea"/>
    </style:style>
    <style:style style:name="T66" style:family="text">
      <style:text-properties officeooo:rsid="013edbc3"/>
    </style:style>
    <style:style style:name="T67" style:family="text">
      <style:text-properties officeooo:rsid="0143b1ca"/>
    </style:style>
    <style:style style:name="T68" style:family="text">
      <style:text-properties officeooo:rsid="0147fabd"/>
    </style:style>
    <style:style style:name="T69" style:family="text">
      <style:text-properties officeooo:rsid="014b9ab0"/>
    </style:style>
    <style:style style:name="T70" style:family="text">
      <style:text-properties officeooo:rsid="014d5372"/>
    </style:style>
    <style:style style:name="T71" style:family="text">
      <style:text-properties officeooo:rsid="00228474"/>
    </style:style>
    <style:style style:name="T72" style:family="text">
      <style:text-properties officeooo:rsid="015b6037"/>
    </style:style>
    <style:style style:name="T73" style:family="text">
      <style:text-properties officeooo:rsid="015ed06a"/>
    </style:style>
    <style:style style:name="T74" style:family="text">
      <style:text-properties officeooo:rsid="0160b9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6" text:outline-level="1">GraphTodo Design</text:h>
      <text:h text:style-name="Heading_20_2" text:outline-level="2"><text:span text:style-name="T52">1. </text:span>Introduction</text:h>
      <text:p text:style-name="P1">This project has come about as a result of the personal need for a graph-based todo-like notetaking app in order to study more efficiently <text:span text:style-name="T9">(cognitive medium)</text:span>. In particular, organizing mathematical proofwriting. This would help me to organize my thoughts and to continue learning at a faster pace, due to the graph-based model that would result from the learning process when using the system. <text:span text:style-name="T1">Also, this prototype is made in order to be compatible with Wacom-like digitizers for drawing diagrams and such.</text:span></text:p>
      <text:p text:style-name="P1">Hence, the main goal of the prototype is to provide a mind-supporting note-taking app in order to improve personal learning.</text:p>
      <text:p text:style-name="P1">In order to prove the viability of this idea, the initial prototype will be limited to providing an environment for organizing proofs.</text:p>
      <text:p text:style-name="P1">Other possible use cases would include: </text:p>
      <text:list xml:id="list8437916685657044879" text:style-name="L1">
        <text:list-item>
          <text:p text:style-name="P67">A general note-taking application</text:p>
        </text:list-item>
        <text:list-item>
          <text:p text:style-name="P67">A mindmapping tool with many branches and categories/tags</text:p>
        </text:list-item>
        <text:list-item>
          <text:p text:style-name="P68">Temporary memory tool while browsing web for solutions.</text:p>
        </text:list-item>
      </text:list>
      <text:p text:style-name="P2">Some sources for this kind of idea:</text:p>
      <text:list xml:id="list4968088998302532368" text:style-name="L2">
        <text:list-item>
          <text:p text:style-name="P69"><text:a xlink:type="simple" xlink:href="https://en.wikipedia.org/wiki/Personal_knowledge_base" text:style-name="Internet_20_link" text:visited-style-name="Visited_20_Internet_20_Link">https://en.wikipedia.org/wiki/Personal_knowledge_base</text:a></text:p>
        </text:list-item>
        <text:list-item>
          <text:p text:style-name="P70"><text:a xlink:type="simple" xlink:href="https://news.ycombinator.com/item?id=8270759" text:style-name="Internet_20_link" text:visited-style-name="Visited_20_Internet_20_Link">https://news.ycombinator.com/item?id=8270759</text:a></text:p>
        </text:list-item>
        <text:list-item>
          <text:p text:style-name="P72"><text:a xlink:type="simple" xlink:href="http://cognitivemedium.com/emm/emm.html" text:style-name="Internet_20_link" text:visited-style-name="Visited_20_Internet_20_Link">http://cognitivemedium.com/emm/emm.html</text:a></text:p>
        </text:list-item>
        <text:list-item>
          <text:p text:style-name="P71"/>
        </text:list-item>
      </text:list>
      <text:p text:style-name="P4">Design inspiration:</text:p>
      <text:list xml:id="list5211707262697599380" text:style-name="L3">
        <text:list-item>
          <text:p text:style-name="P73"><text:a xlink:type="simple" xlink:href="https://app.faqt.co/faqt/5517" text:style-name="Internet_20_link" text:visited-style-name="Visited_20_Internet_20_Link">https://app.faqt.co/faqt/5517</text:a></text:p>
        </text:list-item>
        <text:list-item>
          <text:p text:style-name="P74"><text:a xlink:type="simple" xlink:href="http://marcusvorwaller.com/blog/2015/12/14/personal-knowledgebases/" text:style-name="Internet_20_link" text:visited-style-name="Visited_20_Internet_20_Link">http://marcusvorwaller.com/blog/2015/12/14/personal-knowledgebases/</text:a></text:p>
        </text:list-item>
        <text:list-item>
          <text:p text:style-name="P75"><text:a xlink:type="simple" xlink:href="https://kumu.io/welcome" text:style-name="Internet_20_link" text:visited-style-name="Visited_20_Internet_20_Link">https://kumu.io/welcome</text:a></text:p>
        </text:list-item>
        <text:list-item>
          <text:p text:style-name="P76"><text:a xlink:type="simple" xlink:href="https://dashboard.syncano.io/#/instances" text:style-name="Internet_20_link" text:visited-style-name="Visited_20_Internet_20_Link">https://dashboard.syncano.io/#/instances</text:a></text:p>
        </text:list-item>
        <text:list-item>
          <text:p text:style-name="P76"/>
        </text:list-item>
      </text:list>
      <text:p text:style-name="P4"/>
      <text:p text:style-name="P2"/>
      <text:h text:style-name="P205" text:outline-level="3">Core functionalit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7">ID</text:p>
          </table:table-cell>
          <table:table-cell table:style-name="Table1.A1" office:value-type="string">
            <text:p text:style-name="P38">Name</text:p>
          </table:table-cell>
          <table:table-cell table:style-name="Table1.A1" office:value-type="string">
            <text:p text:style-name="P38">Goal</text:p>
          </table:table-cell>
          <table:table-cell table:style-name="Table1.A1" office:value-type="string">
            <text:p text:style-name="P39">Challenges</text:p>
          </table:table-cell>
          <table:table-cell table:style-name="Table1.E1" office:value-type="string">
            <text:p text:style-name="P38">MoSCo<text:soft-page-break/>W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Infer weights from relations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>What kind of metrics would be helpful for this?</text:p>
          </table:table-cell>
          <table:table-cell table:style-name="Table1.E2" office:value-type="string">
            <text:p text:style-name="P49">COULD</text:p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>Hand-writing support</text:p>
          </table:table-cell>
          <table:table-cell table:style-name="Table1.A2" office:value-type="string">
            <text:p text:style-name="P44">For e.g. X1 yoga, like OneNote. Think of handwriting to text and/or handwriting to latex</text:p>
          </table:table-cell>
          <table:table-cell table:style-name="Table1.A2" office:value-type="string">
            <text:p text:style-name="P44">Is this possible in browser?</text:p>
          </table:table-cell>
          <table:table-cell table:style-name="Table1.E2" office:value-type="string">
            <text:p text:style-name="P44">COULD</text:p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>Provide default proof template</text:p>
          </table:table-cell>
          <table:table-cell table:style-name="Table1.A2" office:value-type="string">
            <text:p text:style-name="P44">Based on best practices for proof organization</text:p>
          </table:table-cell>
          <table:table-cell table:style-name="Table1.A2" office:value-type="string">
            <text:p text:style-name="P44">What are some best practices?</text:p>
          </table:table-cell>
          <table:table-cell table:style-name="Table1.E2" office:value-type="string">
            <text:p text:style-name="P45">COULD</text:p>
          </table:table-cell>
        </table:table-row>
        <table:table-row table:style-name="Table1.5">
          <table:table-cell table:style-name="Table1.A2" office:value-type="string">
            <text:p text:style-name="P48">A1</text:p>
          </table:table-cell>
          <table:table-cell table:style-name="Table1.A2" office:value-type="string">
            <text:p text:style-name="P40">Add a note to the system</text:p>
          </table:table-cell>
          <table:table-cell table:style-name="Table1.A2" office:value-type="string">
            <text:p text:style-name="P40">Basic note-taking functionality, e.g. add a node</text:p>
          </table:table-cell>
          <table:table-cell table:style-name="Table1.A2" office:value-type="string">
            <text:p text:style-name="P40"/>
          </table:table-cell>
          <table:table-cell table:style-name="Table1.E2" office:value-type="string">
            <text:p text:style-name="P40">MUST</text:p>
          </table:table-cell>
        </table:table-row>
        <table:table-row table:style-name="Table1.5">
          <table:table-cell table:style-name="Table1.A2" office:value-type="string">
            <text:p text:style-name="P48">A2</text:p>
          </table:table-cell>
          <table:table-cell table:style-name="Table1.A2" office:value-type="string">
            <text:p text:style-name="P40">Add a relation between notes</text:p>
          </table:table-cell>
          <table:table-cell table:style-name="Table1.A2" office:value-type="string">
            <text:p text:style-name="P40">Basic graph-based linking between nodes</text:p>
          </table:table-cell>
          <table:table-cell table:style-name="Table1.A2" office:value-type="string">
            <text:p text:style-name="P43">What kind of relations?</text:p>
          </table:table-cell>
          <table:table-cell table:style-name="Table1.E2" office:value-type="string">
            <text:p text:style-name="P41">MUST</text:p>
          </table:table-cell>
        </table:table-row>
        <table:table-row table:style-name="Table1.5">
          <table:table-cell table:style-name="Table1.A2" office:value-type="string">
            <text:p text:style-name="P48">A3</text:p>
          </table:table-cell>
          <table:table-cell table:style-name="Table1.A2" office:value-type="string">
            <text:p text:style-name="P42"><text:span text:style-name="T67">Cusom relation types → </text:span>Create proof categories </text:p>
          </table:table-cell>
          <table:table-cell table:style-name="Table1.A2" office:value-type="string">
            <text:p text:style-name="P42">Give different values/characterizations to different nodes (such as is it a proof/definition, or to what branches of mathematics does it belong or relate?)</text:p>
          </table:table-cell>
          <table:table-cell table:style-name="Table1.A2" office:value-type="string">
            <text:p text:style-name="P43">What categories exist/ are useful</text:p>
          </table:table-cell>
          <table:table-cell table:style-name="Table1.E2" office:value-type="string">
            <text:p text:style-name="P42">MUST</text:p>
          </table:table-cell>
        </table:table-row>
        <table:table-row table:style-name="Table1.5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>Latex support</text:p>
          </table:table-cell>
          <table:table-cell table:style-name="Table1.A2" office:value-type="string">
            <text:p text:style-name="P44">Support latex in the node</text:p>
          </table:table-cell>
          <table:table-cell table:style-name="Table1.A2" office:value-type="string">
            <text:p text:style-name="P44">Most flexible library?</text:p>
          </table:table-cell>
          <table:table-cell table:style-name="Table1.E2" office:value-type="string">
            <text:p text:style-name="P44">MUST</text:p>
          </table:table-cell>
        </table:table-row>
        <table:table-row table:style-name="Table1.5">
          <table:table-cell table:style-name="Table1.A2" office:value-type="string">
            <text:p text:style-name="P59">A4</text:p>
          </table:table-cell>
          <table:table-cell table:style-name="Table1.A2" office:value-type="string">
            <text:p text:style-name="P44">Node editing</text:p>
          </table:table-cell>
          <table:table-cell table:style-name="Table1.A2" office:value-type="string">
            <text:p text:style-name="P44">Edit a node <text:span text:style-name="T2">and save → update relations if changed</text:span>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4">MUST</text:p>
          </table:table-cell>
        </table:table-row>
        <table:table-row table:style-name="Table1.5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Assign weights to relations</text:p>
          </table:table-cell>
          <table:table-cell table:style-name="Table1.A2" office:value-type="string">
            <text:p text:style-name="P42">Give the strength of a particular relationship</text:p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2">SHOULD</text:p>
          </table:table-cell>
        </table:table-row>
        <table:table-row table:style-name="Table1.11">
          <table:table-cell table:style-name="Table1.A2" office:value-type="string">
            <text:p text:style-name="P60">A5</text:p>
          </table:table-cell>
          <table:table-cell table:style-name="Table1.A2" office:value-type="string">
            <text:p text:style-name="P44">Image support</text:p>
          </table:table-cell>
          <table:table-cell table:style-name="Table1.A2" office:value-type="string">
            <text:p text:style-name="P44">Uploading images and storing in the node</text:p>
          </table:table-cell>
          <table:table-cell table:style-name="Table1.A2" office:value-type="string">
            <text:p text:style-name="P42"/>
          </table:table-cell>
          <table:table-cell table:style-name="Table1.E2" office:value-type="string">
            <text:p text:style-name="P44">SHOULD</text:p>
          </table:table-cell>
        </table:table-row>
        <table:table-row table:style-name="Table1.5">
          <table:table-cell table:style-name="Table1.A2" office:value-type="string">
            <text:p text:style-name="P61">A6</text:p>
          </table:table-cell>
          <table:table-cell table:style-name="Table1.A2" office:value-type="string">
            <text:p text:style-name="P44">Link in text itself</text:p>
          </table:table-cell>
          <table:table-cell table:style-name="Table1.A2" office:value-type="string">
            <text:p text:style-name="P44">Link to other nodes from the text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5">SHOULD</text:p>
          </table:table-cell>
        </table:table-row>
        <table:table-row table:style-name="Table1.5">
          <table:table-cell table:style-name="Table1.A2" office:value-type="string">
            <text:p text:style-name="P61">A7</text:p>
          </table:table-cell>
          <table:table-cell table:style-name="Table1.A2" office:value-type="string">
            <text:p text:style-name="P46">Graph overview</text:p>
          </table:table-cell>
          <table:table-cell table:style-name="Table1.A2" office:value-type="string">
            <text:p text:style-name="P46">Dashboard with a general overview of all nodes and their relationships</text:p>
          </table:table-cell>
          <table:table-cell table:style-name="Table1.A2" office:value-type="string">
            <text:p text:style-name="P57">Don’t show category links (instead color)</text:p>
          </table:table-cell>
          <table:table-cell table:style-name="Table1.E2" office:value-type="string">
            <text:p text:style-name="P46">SHOULD</text:p>
          </table:table-cell>
        </table:table-row>
        <table:table-row table:style-name="Table1.5">
          <table:table-cell table:style-name="Table1.A2" office:value-type="string">
            <text:p text:style-name="P62">A8</text:p>
          </table:table-cell>
          <table:table-cell table:style-name="Table1.A2" office:value-type="string">
            <text:p text:style-name="P46">Filter in graph overview</text:p>
          </table:table-cell>
          <table:table-cell table:style-name="Table1.A2" office:value-type="string">
            <text:p text:style-name="P46">By category and/or title, content, etc.</text:p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6">SHOULD</text:p>
          </table:table-cell>
        </table:table-row>
        <table:table-row table:style-name="Table1.5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50">Template for logical and deductive reasoning</text:p>
          </table:table-cell>
          <table:table-cell table:style-name="Table1.A2" office:value-type="string">
            <text:p text:style-name="P50">For assisting thinking</text:p>
          </table:table-cell>
          <table:table-cell table:style-name="Table1.A2" office:value-type="string">
            <text:p text:style-name="P51">Provide a template system?</text:p>
          </table:table-cell>
          <table:table-cell table:style-name="Table1.E2" office:value-type="string">
            <text:p text:style-name="P50">SHOULD</text:p>
          </table:table-cell>
        </table:table-row>
        <table:table-row table:style-name="Table1.5">
          <table:table-cell table:style-name="Table1.A2" office:value-type="string">
            <text:p text:style-name="P63">B1</text:p>
          </table:table-cell>
          <table:table-cell table:style-name="Table1.A2" office:value-type="string">
            <text:p text:style-name="P51">Keep track of recent history, easily navigatable</text:p>
          </table:table-cell>
          <table:table-cell table:style-name="Table1.A2" office:value-type="string">
            <text:p text:style-name="P51">For assisting thinking</text:p>
          </table:table-cell>
          <table:table-cell table:style-name="Table1.A2" office:value-type="string">
            <text:p text:style-name="P51">How far back?</text:p>
            <text:p text:style-name="P44"/>
          </table:table-cell>
          <table:table-cell table:style-name="Table1.E2" office:value-type="string">
            <text:p text:style-name="P51">MUST</text:p>
          </table:table-cell>
        </table:table-row>
        <table:table-row table:style-name="Table1.17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52">Export with some kind of API (JSON?)</text:p>
          </table:table-cell>
          <table:table-cell table:style-name="Table1.A2" office:value-type="string">
            <text:p text:style-name="P52">To avoid any vendor-lock feelings</text:p>
          </table:table-cell>
          <table:table-cell table:style-name="Table1.A2" office:value-type="string">
            <text:p text:style-name="P52">Seiralizing graph data-structures can <text:soft-page-break/>be difficult</text:p>
          </table:table-cell>
          <table:table-cell table:style-name="Table1.E2" office:value-type="string">
            <text:p text:style-name="P52">SHOULD</text:p>
          </table:table-cell>
        </table:table-row>
        <table:table-row table:style-name="Table1.17">
          <table:table-cell table:style-name="Table1.A2" office:value-type="string">
            <text:p text:style-name="P64">C1</text:p>
          </table:table-cell>
          <table:table-cell table:style-name="Table1.A2" office:value-type="string">
            <text:p text:style-name="P53">Full keyboard bindings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E2" office:value-type="string">
            <text:p text:style-name="P52"/>
          </table:table-cell>
        </table:table-row>
        <table:table-row table:style-name="Table1.17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54">Show different disconnected sub-graphs</text:p>
          </table:table-cell>
          <table:table-cell table:style-name="Table1.A2" office:value-type="string">
            <text:p text:style-name="P55">So people can identify things that have no connection, and can provide connections, to merge subgraphs together.</text:p>
          </table:table-cell>
          <table:table-cell table:style-name="Table1.A2" office:value-type="string">
            <text:p text:style-name="P56">What to do when same category, but no connection? <text:span text:style-name="T37">(define categories in terms of nodes/edges?)</text:span></text:p>
          </table:table-cell>
          <table:table-cell table:style-name="Table1.E2" office:value-type="string">
            <text:p text:style-name="P52"/>
          </table:table-cell>
        </table:table-row>
        <table:table-row table:style-name="Table1.17">
          <table:table-cell table:style-name="Table1.A2" office:value-type="string">
            <text:p text:style-name="P65">A9</text:p>
          </table:table-cell>
          <table:table-cell table:style-name="Table1.A2" office:value-type="string">
            <text:p text:style-name="P58">Allow user to place nodes in different positions</text:p>
          </table:table-cell>
          <table:table-cell table:style-name="Table1.A2" office:value-type="string">
            <text:p text:style-name="P58">To correct automatic node placement</text:p>
          </table:table-cell>
          <table:table-cell table:style-name="Table1.A2" office:value-type="string">
            <text:p text:style-name="P58">How to guarentee looks the same on next re-render?</text:p>
          </table:table-cell>
          <table:table-cell table:style-name="Table1.E2" office:value-type="string">
            <text:p text:style-name="P52"/>
          </table:table-cell>
        </table:table-row>
        <table:table-row table:style-name="Table1.17">
          <table:table-cell table:style-name="Table1.A2" office:value-type="string">
            <text:p text:style-name="P66">A10</text:p>
          </table:table-cell>
          <table:table-cell table:style-name="Table1.A2" office:value-type="string">
            <text:p text:style-name="P66">Navigate between different views</text:p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>What should be in the navbar? Should it be fixed and when?s</text:p>
          </table:table-cell>
          <table:table-cell table:style-name="Table1.E2" office:value-type="string">
            <text:p text:style-name="P52"/>
          </table:table-cell>
        </table:table-row>
        <table:table-row table:style-name="Table1.17">
          <table:table-cell table:style-name="Table1.A2" office:value-type="string">
            <text:p text:style-name="P190">B</text:p>
          </table:table-cell>
          <table:table-cell table:style-name="Table1.A2" office:value-type="string">
            <text:p text:style-name="P190">Template system for user-defined node → node relations <text:span text:style-name="T74">and node types</text:span></text:p>
          </table:table-cell>
          <table:table-cell table:style-name="Table1.A2" office:value-type="string">
            <text:p text:style-name="P190">For general themes, like Mathematics or <text:span text:style-name="T69">general learning</text:span>, <text:span text:style-name="T70">studying for exam,</text:span> etc.</text:p>
          </table:table-cell>
          <table:table-cell table:style-name="Table1.A2" office:value-type="string">
            <text:p text:style-name="P191">How will these be shared?</text:p>
          </table:table-cell>
          <table:table-cell table:style-name="Table1.E2" office:value-type="string">
            <text:p text:style-name="P52"/>
          </table:table-cell>
        </table:table-row>
        <table:table-row table:style-name="Table1.17">
          <table:table-cell table:style-name="Table1.A2" office:value-type="string">
            <text:p text:style-name="P192">B</text:p>
          </table:table-cell>
          <table:table-cell table:style-name="Table1.A2" office:value-type="string">
            <text:p text:style-name="P192">Custom Node types</text:p>
          </table:table-cell>
          <table:table-cell table:style-name="Table1.A2" office:value-type="string">
            <text:p text:style-name="P190"/>
          </table:table-cell>
          <table:table-cell table:style-name="Table1.A2" office:value-type="string">
            <text:p text:style-name="P191"/>
          </table:table-cell>
          <table:table-cell table:style-name="Table1.E2" office:value-type="string">
            <text:p text:style-name="P52"/>
          </table:table-cell>
        </table:table-row>
        <table:table-row table:style-name="Table1.17">
          <table:table-cell table:style-name="Table1.A2" office:value-type="string">
            <text:p text:style-name="P193">B</text:p>
          </table:table-cell>
          <table:table-cell table:style-name="Table1.A2" office:value-type="string">
            <text:p text:style-name="P193">Advanced graph metrics</text:p>
          </table:table-cell>
          <table:table-cell table:style-name="Table1.A2" office:value-type="string">
            <text:p text:style-name="P193">See http://bl.ocks.org/emeeks/9915de8989e2a5c34652</text:p>
          </table:table-cell>
          <table:table-cell table:style-name="Table1.A2" office:value-type="string">
            <text:p text:style-name="P194">Enabled when choosing “advanced”?</text:p>
          </table:table-cell>
          <table:table-cell table:style-name="Table1.E2" office:value-type="string">
            <text:p text:style-name="P52"/>
          </table:table-cell>
        </table:table-row>
      </table:table>
      <text:p text:style-name="P22"/>
      <text:h text:style-name="Heading_20_2" text:outline-level="2"><text:span text:style-name="T52">2. </text:span>Release one</text:h>
      <text:p text:style-name="P23">The initial release includes the following use cases:</text:p>
      <text:h text:style-name="Heading_20_3" text:outline-level="3">Use cases</text:h>
      <text:h text:style-name="P209" text:outline-level="5">A1: Add a note to the system</text:h>
      <text:p text:style-name="P24"><text:span text:style-name="T50">An </text:span><text:span text:style-name="T46">add </text:span><text:span text:style-name="T16">button</text:span><text:span text:style-name="T50"> s</text:span>hould be visible on <text:span text:style-name="T43">every </text:span><text:span text:style-name="T12">page, except when already adding a new note. </text:span><text:span text:style-name="T16">When having multiple add functionalities, this add button can collapse to a menu as demonstrated in </text:span><text:a xlink:type="simple" xlink:href="http://materializecss.com/buttons.html" text:style-name="Internet_20_link" text:visited-style-name="Visited_20_Internet_20_Link"><text:span text:style-name="T16">http://materializecss.com/buttons.html</text:span></text:a><text:span text:style-name="T16">.</text:span></text:p>
      <text:h text:style-name="Heading_20_5" text:outline-level="5"><text:soft-page-break/>A10: Navigate between different views</text:h>
      <text:p text:style-name="P21">Should be fixed in any overview/dashboard-like views, in other views should be given the option to hide.</text:p>
      <text:h text:style-name="P210" text:outline-level="5">A2: Add a relation between notes</text:h>
      <text:p text:style-name="P181">Should be possible in every major graph <text:span text:style-name="T66">and detail view of node/collections</text:span>. </text:p>
      <text:p text:style-name="P181">There are two types of objects in the system that can be used to create relations:</text:p>
      <text:list xml:id="list1627686329003959894" text:style-name="L32">
        <text:list-item>
          <text:p text:style-name="P182"><text:span text:style-name="T43">Collection → Collection</text:span>: <text:s/>To provide hierarchies of “categories”</text:p>
          <text:list>
            <text:list-item>
              <text:p text:style-name="P183">Parent, child relations</text:p>
            </text:list-item>
          </text:list>
        </text:list-item>
        <text:list-item>
          <text:p text:style-name="P135">Collection → Node: <text:span text:style-name="T12">Collection contains the node</text:span></text:p>
        </text:list-item>
        <text:list-item>
          <text:p text:style-name="P135">Node → Collection: <text:span text:style-name="T12">Node is in the collection</text:span></text:p>
        </text:list-item>
        <text:list-item>
          <text:p text:style-name="P135">Node → Node: <text:span text:style-name="T12">Relations of arbitrary types (defined by the user</text:span></text:p>
        </text:list-item>
      </text:list>
      <text:h text:style-name="P230" text:outline-level="5">A3: Custom relation types for node-to-node relations</text:h>
      <text:p text:style-name="P184">Node → Node relations should be user-defined (or template <text:span text:style-name="T68">defined). </text:span></text:p>
      <text:p text:style-name="P136">A4: Node Editing</text:p>
      <text:p text:style-name="P88">Editing the node and changing relations should update all relations in the system.</text:p>
      <text:h text:style-name="P231" text:outline-level="5">A5: Image support</text:h>
      <text:p text:style-name="P185">Can be achieved by creating an advanced editor with draft.js</text:p>
      <text:p text:style-name="P137">A6: <text:span text:style-name="T71">Link in text itself</text:span></text:p>
      <text:p text:style-name="P89">Can be achieved by creating an advanced editor with draft.js.</text:p>
      <text:p text:style-name="P138">A<text:span text:style-name="T72">7</text:span>: <text:span text:style-name="T72">Graph Overview</text:span></text:p>
      <text:p text:style-name="P90">See Network overview</text:p>
      <text:h text:style-name="P232" text:outline-level="5">A8: Filter in graph overview</text:h>
      <text:p text:style-name="P91">Search in Node and Colleciton by title (and <text:span text:style-name="T73">content</text:span>, what else?) </text:p>
      <text:h text:style-name="P233" text:outline-level="5">A<text:span text:style-name="T74">9</text:span>: <text:span text:style-name="T74">Allow nodes to be placed in different positions in network graph</text:span></text:h>
      <text:p text:style-name="P92">Let user fix position as </text:p>
      <text:h text:style-name="P195" text:outline-level="4">Pages</text:h>
      <text:h text:style-name="P211" text:outline-level="5">Network Overview (Dashboard)</text:h>
      <text:p text:style-name="P26">The main overview will contain a switch between two pages:</text:p>
      <text:list xml:id="list736053583317968064" text:style-name="L4">
        <text:list-item>
          <text:p text:style-name="P77">A list of the collections created by the user</text:p>
        </text:list-item>
        <text:list-item>
          <text:p text:style-name="P78">A network view of the relations between collections (see 4.1)</text:p>
        </text:list-item>
      </text:list>
      <text:p text:style-name="P27">1. Provides a traditional todo-like view where the user can maintain collections of notes</text:p>
      <text:p text:style-name="P25"><text:soft-page-break/><text:span text:style-name="T57">2. Provides a c</text:span>omplete overview of the network, with all nodes and edges (providing visual <text:span text:style-name="T51">cues</text:span> by coloring by category, etc).</text:p>
      <text:p text:style-name="P79">This view should function as a pivot to all other views, like category views, node views, relation views etc.</text:p>
      <text:p text:style-name="P80">Only switching between views and the add button should exist in the top nav bar, the rest of the pivots should be done in the graph.</text:p>
      <text:list xml:id="list2162518582161459833" text:style-name="L5">
        <text:list-item>
          <text:p text:style-name="P93">Adding a new node should be very prominent</text:p>
        </text:list-item>
      </text:list>
      <text:h text:style-name="P212" text:outline-level="5">Add node view</text:h>
      <text:p text:style-name="P28">Is entered when pressing the add button</text:p>
      <text:p text:style-name="P29">Should have two states:</text:p>
      <text:list xml:id="list8339219735024273294" text:style-name="L6">
        <text:list-item>
          <text:p text:style-name="P95">Text mode (WYSIWYG with Draft.js)</text:p>
        </text:list-item>
        <text:list-item>
          <text:p text:style-name="P96">Drawing mode (for use with wacom-like drawing, <text:span text:style-name="T59">like in Xournal</text:span>)</text:p>
        </text:list-item>
      </text:list>
      <text:p text:style-name="P30">Editor should be one giant Draftjs-like view <text:span text:style-name="T61">for text mode and one big canvas like in.</text:span></text:p>
      <text:p text:style-name="P34">The two modes should not influence each other. Hence, we can both do text input and draw in the same view by switching between the modes.</text:p>
      <text:p text:style-name="P31"><text:span text:style-name="T62">In text mode, c</text:span>onnections can be made by selecting text <text:span text:style-name="T60">and searching for a node to connect with.<text:line-break/>In drawing mode, connections can be made by selecting with the pen and searching for the node (with pen-to-text recognition?)</text:span></text:p>
      <text:h text:style-name="P213" text:outline-level="5"><text:span text:style-name="T58">Collection view </text:span>(Dashboard)</text:h>
      <text:p text:style-name="P35">This view shows the nodes within the collection and the <text:span text:style-name="T43">edge </text:span><text:span text:style-name="T12">connections going to </text:span><text:span text:style-name="T43">other collections. </text:span><text:span text:style-name="T12">The first allows one to go to the edit view of the node, the latter allows one to switch between related collections.</text:span></text:p>
      <text:p text:style-name="P36"><text:span text:style-name="T12">This view is similar to the dashboard, it </text:span><text:span text:style-name="T17">fulfills</text:span><text:span text:style-name="T12"> the same pivot goals.</text:span></text:p>
      <text:h text:style-name="P214" text:outline-level="5">Node detail view <text:span text:style-name="T63">(Graph relations)</text:span></text:h>
      <text:p text:style-name="P37">This displays the relations <text:span text:style-name="T64">between the selected node and other nodes (cross collection). </text:span></text:p>
      <text:p text:style-name="P32">How do we get to this view? <text:span text:style-name="T65">Should this be combined with the other graph views for easier graph traversal?</text:span></text:p>
      <text:p text:style-name="P33">For example, we could select a node and pin it to the side. Then navigate to some other collection or node detail graph view and then pin another node. Afterwards, we can perform queries like <text:span text:style-name="T43">connectedness, shortest path, </text:span><text:span text:style-name="T47">etc. </text:span><text:span text:style-name="T18">or </text:span><text:span text:style-name="T48">add a relation between the two</text:span><text:span text:style-name="T19">. </text:span><text:span text:style-name="T35">This is not possible if the different views are not related in some way, </text:span><text:span text:style-name="T36">since no state is maintained between the views (by assumption)</text:span><text:span text:style-name="T35">.</text:span></text:p>
      <text:p text:style-name="P37"/>
      <text:p text:style-name="P81"/>
      <text:h text:style-name="Heading_20_2" text:outline-level="2"><text:soft-page-break/><text:span text:style-name="T52">3. </text:span>Main work items</text:h>
      <text:h text:style-name="P215" text:outline-level="5">Learning/decisions</text:h>
      <text:list xml:id="list4728716991263195964" text:style-name="L7">
        <text:list-item>
          <text:p text:style-name="P97">Choose a graph database →<text:span text:style-name="T42"> </text:span><text:span text:style-name="T44">Neo4J</text:span></text:p>
        </text:list-item>
        <text:list-item>
          <text:p text:style-name="P97">Learn its main functionality →<text:span text:style-name="T42"> </text:span><text:span text:style-name="T44">Cypher</text:span></text:p>
        </text:list-item>
        <text:list-item>
          <text:p text:style-name="P97">Understand graph design phase →<text:span text:style-name="T42"> </text:span><text:span text:style-name="T44">See CH2</text:span></text:p>
        </text:list-item>
        <text:list-item>
          <text:p text:style-name="P99">Use node-neo4j initially →<text:span text:style-name="T42"> </text:span><text:span text:style-name="T44">node-neo4j</text:span></text:p>
        </text:list-item>
      </text:list>
      <text:p text:style-name="P3"/>
      <text:h text:style-name="P215" text:outline-level="5">First steps</text:h>
      <text:list xml:id="list1086384020141226438" text:style-name="L8">
        <text:list-item>
          <text:p text:style-name="P98">Create an initial graph model →<text:span text:style-name="T49"> </text:span><text:span text:style-name="T45">See CH2</text:span></text:p>
        </text:list-item>
        <text:list-item>
          <text:p text:style-name="P98">Implement first versions of A1, A2, A3 in back-end and front-end. (e.g. adding text and creating relationships between different raw texts and being able to categorize them).</text:p>
        </text:list-item>
      </text:list>
      <text:p text:style-name="P3"/>
      <text:h text:style-name="P216" text:outline-level="5">Additionally</text:h>
      <text:list xml:id="list8476255417478885685" text:style-name="L9">
        <text:list-item>
          <text:p text:style-name="P100">Determine parameters which differs one student from the other.</text:p>
        </text:list-item>
      </text:list>
      <text:h text:style-name="P206" text:outline-level="3">Graph Mode</text:h>
      <text:h text:style-name="P217" text:outline-level="5">Domain description (GOAL)</text:h>
      <text:list xml:id="list642616888539078160" text:style-name="L10">
        <text:list-item>
          <text:p text:style-name="P102">Enhance/support reasoning activity (e.g. advancing reasoning process by giving providing links to past knowledge)</text:p>
        </text:list-item>
        <text:list-item>
          <text:p text:style-name="P103">Parse logical arguments by analyzing the user-provided links/<text:span text:style-name="T3">edges. (E.g. keep people going on the problem, providing the right hints to think the right way)</text:span></text:p>
        </text:list-item>
        <text:list-item>
          <text:p text:style-name="P104">Support tenacity, persistence, flexibility, carefulness, precision of user of the software by giving the right hints</text:p>
        </text:list-item>
        <text:list-item>
          <text:p text:style-name="P105">Provide contextual and relevant background information for definitions.</text:p>
          <text:list>
            <text:list-item>
              <text:p text:style-name="P106">Examples</text:p>
            </text:list-item>
            <text:list-item>
              <text:p text:style-name="P106">reformulations with a related theorem</text:p>
            </text:list-item>
            <text:list-item>
              <text:p text:style-name="P106">resolving a contradictory argument</text:p>
            </text:list-item>
          </text:list>
        </text:list-item>
        <text:list-item>
          <text:p text:style-name="P107">Clearly separate definitions from proved statements</text:p>
        </text:list-item>
        <text:list-item>
          <text:p text:style-name="P108">Assist in generalizing/abstracting</text:p>
        </text:list-item>
        <text:list-item>
          <text:p text:style-name="P109">Assist in synthesizing/abstracting <text:span text:style-name="T4">(E.g. combining/composing parts)</text:span></text:p>
          <text:list>
            <text:list-item>
              <text:p text:style-name="P110">For example, merging two definitions from different areas of math.</text:p>
            </text:list-item>
          </text:list>
        </text:list-item>
        <text:list-item>
          <text:p text:style-name="P111">Assist in representing/abstracting</text:p>
          <text:list>
            <text:list-item>
              <text:p text:style-name="P111"><text:soft-page-break/>“A concept is often abstracted from several of its representations, on the other hand, representations are always representations of some more abstract concept (p. 38).” Dreyfus (2002) </text:p>
            </text:list-item>
            <text:list-item>
              <text:p text:style-name="P111">Works back to synthesizing (E.g. synthesizing different representations)</text:p>
            </text:list-item>
            <text:list-item>
              <text:p text:style-name="P112">Symbolic/mental representations</text:p>
            </text:list-item>
            <text:list-item>
              <text:p text:style-name="P113">From limited to rich mental representations</text:p>
              <text:list>
                <text:list-item>
                  <text:p text:style-name="P114">Assist in changing one's mental representation of a concept</text:p>
                </text:list-item>
                <text:list-item>
                  <text:p text:style-name="P115">Provide multiple representations <text:span text:style-name="T5">(introduce gradually)</text:span></text:p>
                </text:list-item>
              </text:list>
            </text:list-item>
            <text:list-item>
              <text:p text:style-name="P116">Assist in representation switching</text:p>
            </text:list-item>
          </text:list>
        </text:list-item>
        <text:list-item>
          <text:p text:style-name="P117">Template for logical and deductive reasoning</text:p>
        </text:list-item>
        <text:list-item>
          <text:p text:style-name="P101"><text:span text:style-name="T6">Where normally </text:span>working memory capacity <text:span text:style-name="T6">is required, let computer assist and keep on on track.</text:span></text:p>
        </text:list-item>
        <text:list-item>
          <text:p text:style-name="P118">Type of proof</text:p>
        </text:list-item>
        <text:list-item>
          <text:p text:style-name="P119">Provide checks for checking accepted knowledge in a statement</text:p>
        </text:list-item>
        <text:list-item>
          <text:p text:style-name="P120">Direct user to global picture of an argument, when fixated on some local issue</text:p>
        </text:list-item>
        <text:list-item>
          <text:p text:style-name="P121">Assist in changing an informal statement to a formal one.</text:p>
        </text:list-item>
        <text:list-item>
          <text:p text:style-name="P122">Allow user to create links to external/empirical schemes <text:span text:style-name="T7">in order to develop a better mental model or to be convinced of the conclusion</text:span></text:p>
        </text:list-item>
        <text:list-item>
          <text:p text:style-name="P123">Try to combine external <text:span text:style-name="T8">conviction</text:span>, empirical and analytical proof schemes <text:span text:style-name="T8">(pictorial, empirical, deductive reasoning)</text:span></text:p>
          <text:list>
            <text:list-item>
              <text:p text:style-name="P124">E.g. start with empirical and external schemes and work towards an analytical proof scheme</text:p>
            </text:list-item>
          </text:list>
        </text:list-item>
        <text:list-item>
          <text:p text:style-name="P125">When writing proofs, assist with proving strategies</text:p>
        </text:list-item>
        <text:list-item>
          <text:p text:style-name="P126">Before starting, determine the cognitive capacity of the individual (change paramaters based on that)</text:p>
        </text:list-item>
        <text:list-item>
          <text:p text:style-name="P127">Provide analogous problems to solve (or already solved ones) before attempting the current one</text:p>
        </text:list-item>
        <text:list-item>
          <text:p text:style-name="P128">Provide integration with PDF highlighting, see (<text:a xlink:type="simple" xlink:href="http://www.acuriousmix.com/2014/09/03/designing-a-personal-knowledgebase/" text:style-name="Internet_20_link" text:visited-style-name="Visited_20_Internet_20_Link">http://www.acuriousmix.com/2014/09/03/designing-a-personal-knowledgebase/</text:a>)</text:p>
          <text:list>
            <text:list-item>
              <text:p text:style-name="P128">Smart grouping <text:span text:style-name="T10">(with back-off, due to inbox system)</text:span></text:p>
            </text:list-item>
            <text:list-item>
              <text:p text:style-name="P128">Sending to “inbox” of categories, waiting to be added or discarded into PKB</text:p>
            </text:list-item>
          </text:list>
        </text:list-item>
      </text:list>
      <text:h text:style-name="P234" text:outline-level="5">Nodes/entities</text:h>
      <text:p text:style-name="P12">For Nodes/entities it will be important to provide a clear dividing line between ideas and facts.</text:p>
      <text:p text:style-name="P12">Therefore, the user should first be asked wh<text:span text:style-name="T20">ether he is submitting idea or fact</text:span></text:p>
      <text:h text:style-name="P196" text:outline-level="4"/>
      <text:h text:style-name="P196" text:outline-level="4">General properties</text:h>
      <text:list xml:id="list8939578071274086030" text:style-name="L11">
        <text:list-item>
          <text:p text:style-name="P129">Idea, Fact, or Supporting evidence, <text:s/><text:span text:style-name="T11">(Axiom?)</text:span></text:p>
        </text:list-item>
      </text:list>
      <text:h text:style-name="P218" text:outline-level="5">Node</text:h>
      <text:list xml:id="list7085523299842904644" text:style-name="L12">
        <text:list-item>
          <text:p text:style-name="P130">What is it you are describing in its most true form? </text:p>
        </text:list-item>
        <text:list-item>
          <text:p text:style-name="P131">Idea, fact?</text:p>
        </text:list-item>
        <text:list-item>
          <text:p text:style-name="P132">Properties: <text:span text:style-name="T12">user defined in a template (or system defined)</text:span></text:p>
        </text:list-item>
      </text:list>
      <text:h text:style-name="P219" text:outline-level="5">Category/Set/Collection</text:h>
      <text:list xml:id="list156844544847108314" text:style-name="L13">
        <text:list-item>
          <text:p text:style-name="P139">Nodes can belong to a category (only links to categories<text:span text:style-name="T38">)</text:span></text:p>
        </text:list-item>
        <text:list-item>
          <text:p text:style-name="P140">Links between categories (Nesting in categories)</text:p>
        </text:list-item>
        <text:list-item>
          <text:p text:style-name="P133">Properties: <text:span text:style-name="T12">To define the category and the implicaiton of different node types belonging to it</text:span></text:p>
        </text:list-item>
      </text:list>
      <text:h text:style-name="P220" text:outline-level="5">Edge</text:h>
      <text:list xml:id="list6848151733725619394" text:style-name="L14">
        <text:list-item>
          <text:p text:style-name="P141">These are defined by the user, only between nodes</text:p>
        </text:list-item>
        <text:list-item>
          <text:p text:style-name="P134">Properties: <text:span text:style-name="T12">Defined by a user template (e.g. linking between nodes)</text:span></text:p>
          <text:list>
            <text:list-item>
              <text:p text:style-name="P134"><text:span text:style-name="T12">Perhaps should be defined on node (e.g. when linking from node A to B, relation would be of this nature). </text:span><text:span text:style-name="T13">Or should be defined on the edge itself?</text:span></text:p>
            </text:list-item>
          </text:list>
        </text:list-item>
      </text:list>
      <text:p text:style-name="P17"/>
      <text:p text:style-name="P16"/>
      <text:h text:style-name="P197" text:outline-level="4">Theorem</text:h>
      <text:p text:style-name="P5">Properties</text:p>
      <text:list xml:id="list4526466284052629511" text:style-name="L15">
        <text:list-item>
          <text:p text:style-name="P82">Mathematics branch</text:p>
        </text:list-item>
        <text:list-item>
          <text:p text:style-name="P82">Proof method</text:p>
        </text:list-item>
      </text:list>
      <text:p text:style-name="P7">Edges</text:p>
      <text:list xml:id="list72236478164130935" text:style-name="L16">
        <text:list-item>
          <text:p text:style-name="P84">Proof (one-many)</text:p>
        </text:list-item>
        <text:list-item>
          <text:p text:style-name="P84">Definition (one-many)</text:p>
        </text:list-item>
        <text:list-item>
          <text:p text:style-name="P85"><text:span text:style-name="T22">Generalization</text:span> of theorem A</text:p>
        </text:list-item>
      </text:list>
      <text:h text:style-name="P207" text:outline-level="3"><text:soft-page-break/>Proof</text:h>
      <text:p text:style-name="P6">Properties</text:p>
      <text:list xml:id="list8668353435811050614" text:style-name="L17">
        <text:list-item>
          <text:p text:style-name="P142">Mathematics branch</text:p>
        </text:list-item>
        <text:list-item>
          <text:p text:style-name="P142">Proof method</text:p>
        </text:list-item>
        <text:list-item>
          <text:p text:style-name="P143">formal (boolean)</text:p>
        </text:list-item>
      </text:list>
      <text:p text:style-name="P6">Edges</text:p>
      <text:list xml:id="list8043999944505664978" text:style-name="L18">
        <text:list-item>
          <text:p text:style-name="P83">Proof for theorem</text:p>
        </text:list-item>
        <text:list-item>
          <text:p text:style-name="P86"/>
        </text:list-item>
      </text:list>
      <text:h text:style-name="P198" text:outline-level="4">Definition <text:span text:style-name="T21">(Axiom)</text:span></text:h>
      <text:p text:style-name="P8">Properties</text:p>
      <text:p text:style-name="P9">Edges</text:p>
      <text:list xml:id="list7477435748723599566" text:style-name="L19">
        <text:list-item>
          <text:p text:style-name="P87">Deduced from</text:p>
        </text:list-item>
        <text:list-item>
          <text:p text:style-name="P87">Proofs using this definition</text:p>
        </text:list-item>
      </text:list>
      <text:h text:style-name="P199" text:outline-level="4">Proposition</text:h>
      <text:p text:style-name="P11">A proposition represents an idea of the user that might be true. Can later be proved by linking to a theorem.</text:p>
      <text:p text:style-name="P10">Extra data</text:p>
      <text:list xml:id="list6732555056180125047" text:style-name="L20">
        <text:list-item>
          <text:p text:style-name="P144">Problem solving techniques</text:p>
        </text:list-item>
      </text:list>
      <text:h text:style-name="P221" text:outline-level="5"/>
      <text:h text:style-name="P222" text:outline-level="5">Relationships</text:h>
      <text:list xml:id="list9023602498125678062" text:style-name="L21">
        <text:list-item>
          <text:p text:style-name="P145">Theorem A is a generalization of theorem B</text:p>
        </text:list-item>
        <text:list-item>
          <text:p text:style-name="P145">Theorem A can be used to proof theorem B</text:p>
        </text:list-item>
        <text:list-item>
          <text:p text:style-name="P145">Theorem A uses definition B</text:p>
        </text:list-item>
      </text:list>
      <text:h text:style-name="P222" text:outline-level="5">Query questions</text:h>
      <text:list xml:id="list1270203166665205282" text:style-name="L22">
        <text:list-item>
          <text:p text:style-name="P146">What <text:span text:style-name="T23">theorems</text:span> does theorem A rely on?</text:p>
        </text:list-item>
        <text:list-item>
          <text:p text:style-name="P146">What definitions does theorem A use?</text:p>
        </text:list-item>
        <text:list-item>
          <text:p text:style-name="P146">What definition does definition D make use of?</text:p>
        </text:list-item>
        <text:list-item>
          <text:p text:style-name="P146">What are the principal definitions that theorem A relies on?</text:p>
        </text:list-item>
        <text:list-item>
          <text:p text:style-name="P147">Give me all “elementary” proofs, in branch B</text:p>
        </text:list-item>
        <text:list-item>
          <text:p text:style-name="P148">What facts support this idea I am having?</text:p>
        </text:list-item>
      </text:list>
      <text:p text:style-name="Text_20_body"><text:soft-page-break/></text:p>
      <text:h text:style-name="P187" text:outline-level="1"><text:span text:style-name="T53">3. </text:span>Views</text:h>
      <text:h text:style-name="P200" text:outline-level="4">Network <text:span text:style-name="T24">Overv</text:span>iew <text:span text:style-name="T26">(Dashboard)</text:span></text:h>
      <text:h text:style-name="P223" text:outline-level="5">Goals:</text:h>
      <text:list xml:id="list142032214100239" text:continue-list="list2162518582161459833" text:style-name="L5">
        <text:list-item>
          <text:p text:style-name="P149">Complete overview of the network, with all nodes and edges (providing visual ques by coloring by category, etc)</text:p>
        </text:list-item>
        <text:list-item>
          <text:p text:style-name="P150">Pivot to category <text:span text:style-name="T25">views</text:span>, node <text:span text:style-name="T25">views</text:span>, relation <text:span text:style-name="T25">view</text:span></text:p>
        </text:list-item>
        <text:list-item>
          <text:p text:style-name="P94">Adding a new node should be very prominent</text:p>
        </text:list-item>
      </text:list>
      <text:h text:style-name="P224" text:outline-level="5">Questions</text:h>
      <text:list xml:id="list6445175826837360905" text:style-name="L23">
        <text:list-item>
          <text:p text:style-name="P151">Is this feasible? (at what number of nodes/edges does this become unmanageable?)</text:p>
        </text:list-item>
        <text:list-item>
          <text:p text:style-name="P152">When to <text:s/>start clustering (due to performance and the graph being too large)</text:p>
        </text:list-item>
      </text:list>
      <text:p text:style-name="P15"/>
      <text:h text:style-name="P201" text:outline-level="4">Add Node View</text:h>
      <text:h text:style-name="P225" text:outline-level="5">Goals</text:h>
      <text:list xml:id="list6713963960084983860" text:style-name="L24">
        <text:list-item>
          <text:p text:style-name="P153">Provide a quick way to enter an item</text:p>
        </text:list-item>
        <text:list-item>
          <text:p text:style-name="P154">Distinguish intially between <text:span text:style-name="T31">idea </text:span><text:span text:style-name="T33">and </text:span><text:span text:style-name="T31">fact, </text:span><text:span text:style-name="T34">(</text:span><text:span text:style-name="T32">supporting evidence?</text:span><text:span text:style-name="T34">)</text:span></text:p>
        </text:list-item>
        <text:list-item>
          <text:p text:style-name="P155"/>
        </text:list-item>
      </text:list>
      <text:h text:style-name="P202" text:outline-level="4">Node view <text:span text:style-name="T29">(detail view)</text:span></text:h>
      <text:h text:style-name="P226" text:outline-level="5">Goals</text:h>
      <text:list xml:id="list8243897894395692415" text:style-name="L25">
        <text:list-item>
          <text:p text:style-name="P157">Individual information <text:span text:style-name="T27">for a node</text:span></text:p>
        </text:list-item>
        <text:list-item>
          <text:p text:style-name="P159">Discover connections with nearby nodes</text:p>
        </text:list-item>
        <text:list-item>
          <text:p text:style-name="P160"><text:span text:style-name="T28">Discover</text:span> connections with nodes in same categories</text:p>
        </text:list-item>
        <text:list-item>
          <text:p text:style-name="P161">Discover connections with nodes in <text:span text:style-name="T31">different </text:span><text:span text:style-name="T33">categories</text:span></text:p>
        </text:list-item>
        <text:list-item>
          <text:p text:style-name="P156">Provide different representations (e.g. middle-out, hierarchical, circo)</text:p>
        </text:list-item>
      </text:list>
      <text:h text:style-name="P226" text:outline-level="5">Subviews (tabs)</text:h>
      <text:list xml:id="list2416678121632040442" text:style-name="L26">
        <text:list-item>
          <text:p text:style-name="P158">Network context</text:p>
          <text:list>
            <text:list-item>
              <text:p text:style-name="P158">Show node in network graph with max edge distance to 3 (or more?)</text:p>
            </text:list-item>
          </text:list>
        </text:list-item>
        <text:list-item>
          <text:p text:style-name="P162">Category context</text:p>
          <text:list>
            <text:list-item>
              <text:p text:style-name="P162">Categorical view</text:p>
            </text:list-item>
          </text:list>
        </text:list-item>
        <text:list-item>
          <text:p text:style-name="P163"><text:soft-page-break/>Editor</text:p>
          <text:list>
            <text:list-item>
              <text:p text:style-name="P163">Provide links to other nodes</text:p>
            </text:list-item>
            <text:list-item>
              <text:p text:style-name="P164">(take a look a draft.js</text:p>
            </text:list-item>
          </text:list>
        </text:list-item>
      </text:list>
      <text:p text:style-name="P13"/>
      <text:h text:style-name="P203" text:outline-level="4">Category View <text:span text:style-name="T30">(property view) (Collections)</text:span></text:h>
      <text:h text:style-name="P227" text:outline-level="5">Goals</text:h>
      <text:list xml:id="list5698223289567011336" text:style-name="L27">
        <text:list-item>
          <text:p text:style-name="P165">Show nodes for each category</text:p>
        </text:list-item>
        <text:list-item>
          <text:p text:style-name="P166">Inbox (see <text:s/><text:a xlink:type="simple" xlink:href="http://www.acuriousmix.com/2014/09/03/designing-a-personal-knowledgebase/" text:style-name="Internet_20_link" text:visited-style-name="Visited_20_Internet_20_Link">http://www.acuriousmix.com/2014/09/03/designing-a-personal-knowledgebase/</text:a>)</text:p>
        </text:list-item>
        <text:list-item>
          <text:p text:style-name="P167">Flat or clustered view? (Flat view has problems with nodes that are in multiple sets, clustered view has problems with edges between nodes)</text:p>
          <text:list>
            <text:list-item>
              <text:p text:style-name="P168">Use flat view, but distinguish between set edge relations and “user-defined” edges</text:p>
            </text:list-item>
          </text:list>
        </text:list-item>
      </text:list>
      <text:p text:style-name="P14"/>
      <text:h text:style-name="P228" text:outline-level="5">Questions</text:h>
      <text:list xml:id="list4439599982012081637" text:style-name="L28">
        <text:list-item>
          <text:p text:style-name="P169">Categories via edges or via node properties?</text:p>
        </text:list-item>
      </text:list>
      <text:h text:style-name="Heading_20_3" text:outline-level="3"/>
      <text:h text:style-name="Heading_20_2" text:outline-level="2"><text:span text:style-name="T54">4. </text:span>Graph Views</text:h>
      <text:h text:style-name="Heading_20_3" text:outline-level="3"><text:span text:style-name="T55">4.1 </text:span>Collection graph</text:h>
      <text:p text:style-name="P18">Models the connections between collections <text:span text:style-name="T39">through nodes</text:span>.</text:p>
      <text:h text:style-name="P204" text:outline-level="4">Explicit relations</text:h>
      <text:p text:style-name="P20">Direct relations are relations between categories that are specified explicitly.</text:p>
      <text:h text:style-name="P204" text:outline-level="4">implicit relations</text:h>
      <text:p text:style-name="P20">Indirect relations are relations between categories that are implicitly determined through node connections.</text:p>
      <text:p text:style-name="P19">Consider the following graph:</text:p>
      <text:list xml:id="list895306402670696353" text:style-name="L29">
        <text:list-item>
          <text:p text:style-name="P170">a → f =&gt; </text:p>
          <text:list>
            <text:list-item>
              <text:p text:style-name="P170">A → A &amp; F: (A → A) U (A → B)</text:p>
            </text:list-item>
          </text:list>
        </text:list-item>
        <text:list-item>
          <text:p text:style-name="P171">f → h =&gt;</text:p>
          <text:list>
            <text:list-item>
              <text:p text:style-name="P171">A &amp; B → B &amp; C: (A → B) U (A → C) U (B → B) U (B → C)</text:p>
            </text:list-item>
          </text:list>
        </text:list-item>
        <text:list-item>
          <text:p text:style-name="P172">etc… <text:span text:style-name="T40">We flatten when the relations are from multiple relationship</text:span></text:p>
        </text:list-item>
      </text:list>
      <text:h text:style-name="P229" text:outline-level="5"><text:soft-page-break/>When to update</text:h>
      <text:list xml:id="list7053879681792264924" text:style-name="L30">
        <text:list-item>
          <text:p text:style-name="P173">When adding an edge between nodes</text:p>
          <text:list>
            <text:list-item>
              <text:p text:style-name="P173">Create the same edge between the total set of all collections</text:p>
            </text:list-item>
          </text:list>
        </text:list-item>
        <text:list-item>
          <text:p text:style-name="P174">When adding a node <text:span text:style-name="T41">n</text:span> to a collection <text:span text:style-name="T41">c</text:span></text:p>
          <text:list>
            <text:list-item>
              <text:p text:style-name="P174"><text:span text:style-name="T14">from collection_id to target edges collections </text:span><text:span text:style-name="T15">(edges from n to targets)</text:span></text:p>
            </text:list-item>
            <text:list-item>
              <text:p text:style-name="P174"><text:span text:style-name="T14">from target edge’s collections to collection_id </text:span><text:span text:style-name="T15">(edges from targets to n)</text:span></text:p>
            </text:list-item>
          </text:list>
        </text:list-item>
      </text:list>
      <text:h text:style-name="P208" text:outline-level="3"><text:span text:style-name="T56">4.2 </text:span>Node graph</text:h>
      <text:h text:style-name="P188" text:outline-level="1">Learning</text:h>
      <text:list xml:id="list6485785229483298139" text:style-name="L31">
        <text:list-item>
          <text:p text:style-name="P175">Machine learning ideas related to human mind</text:p>
        </text:list-item>
        <text:list-item>
          <text:p text:style-name="P175">Deep learning</text:p>
        </text:list-item>
        <text:list-item>
          <text:p text:style-name="P176"><text:a xlink:type="simple" xlink:href="http://wiki.learnstream.org/wiki/" text:style-name="Internet_20_link" text:visited-style-name="Visited_20_Internet_20_Link">http://wiki.learnstream.org/wiki/</text:a></text:p>
        </text:list-item>
        <text:list-item>
          <text:p text:style-name="P176"><text:a xlink:type="simple" xlink:href="https://www.encorewiki.org/display/KMDI2003/Junior+Researcher+Workflow" text:style-name="Internet_20_link" text:visited-style-name="Visited_20_Internet_20_Link">https://www.encorewiki.org/display/KMDI2003/Junior+Researcher+Workflow</text:a></text:p>
        </text:list-item>
        <text:list-item>
          <text:p text:style-name="P177">Devonthink smartgroup</text:p>
        </text:list-item>
        <text:list-item>
          <text:p text:style-name="P178">OmniOutliner</text:p>
        </text:list-item>
        <text:list-item>
          <text:p text:style-name="P179"><text:a xlink:type="simple" xlink:href="http://muninn.net/blog/2009/03/a-proposal-for-a-powerful-new-research-tool-organizing-information-for-dissertation-writing-part-3-of-3/" text:style-name="Internet_20_link" text:visited-style-name="Visited_20_Internet_20_Link">http://muninn.net/blog/2009/03/a-proposal-for-a-powerful-new-research-tool-organizing-information-for-dissertation-writing-part-3-of-3/</text:a></text:p>
        </text:list-item>
        <text:list-item>
          <text:p text:style-name="P180"><text:a xlink:type="simple" xlink:href="http://www.acuriousmix.com/2014/09/05/trying-to-scratch-a-collective-itch-a-personal-knowledgbase-part-2/" text:style-name="Internet_20_link" text:visited-style-name="Visited_20_Internet_20_Link">http://www.acuriousmix.com/2014/09/05/trying-to-scratch-a-collective-itch-a-personal-knowledgbase-part-2/</text:a></text:p>
        </text:list-item>
        <text:list-item>
          <text:p text:style-name="P18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Helvetica" svg:font-family="Helvetica, 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57:36.076273583</meta:creation-date>
    <dc:date>2016-04-30T14:20:31.267736238</dc:date>
    <meta:editing-duration>PT21H35M21S</meta:editing-duration>
    <meta:editing-cycles>253</meta:editing-cycles>
    <meta:generator>LibreOffice/5.1.2.2$Linux_X86_64 LibreOffice_project/10m0$Build-2</meta:generator>
    <meta:document-statistic meta:table-count="1" meta:image-count="0" meta:object-count="0" meta:page-count="12" meta:paragraph-count="335" meta:word-count="2409" meta:character-count="15002" meta:non-whitespace-character-count="13048"/>
  </office:meta>
</office:document-meta>
</file>